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5.9445in"/>
    </style:style>
    <style:style style:name="co4" style:family="table-column">
      <style:table-column-properties fo:break-before="auto" style:column-width="1.8799in"/>
    </style:style>
    <style:style style:name="co5" style:family="table-column">
      <style:table-column-properties fo:break-before="auto" style:column-width="6.0193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9.9126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7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284e3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d9d9d9" style:diagonal-bl-tr="none" style:diagonal-tl-br="none" style:text-align-source="value-type" style:repeat-content="false" fo:background-color="transparent" fo:wrap-option="no-wrap" fo:border-left="0.74pt solid #284e3f" style:direction="ltr" fo:border-right="0.74pt solid #d9d9d9" style:rotation-angle="0" style:rotation-align="none" style:shrink-to-fit="false" fo:border-top="0.74pt solid #d9d9d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152">
      <style:table-cell-properties style:diagonal-bl-tr="none" style:diagonal-tl-br="none" style:text-align-source="value-type" style:repeat-content="false" fo:background-color="transparent" fo:wrap-option="no-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value-type" style:repeat-content="false" fo:background-color="transparent" fo:wrap-option="no-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284e3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284e3f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53">
      <style:table-cell-properties fo:border-bottom="0.74pt solid #d9d9d9" style:diagonal-bl-tr="none" style:diagonal-tl-br="none" style:text-align-source="value-type" style:repeat-content="false" fo:background-color="transparent" fo:wrap-option="no-wrap" fo:border-left="0.74pt solid #d9d9d9" style:direction="ltr" fo:border-right="0.74pt solid #284e3f" style:rotation-angle="0" style:rotation-align="none" style:shrink-to-fit="false" fo:border-top="0.74pt solid #d9d9d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is-true-formula(AND(ISNUMBER([.T2]);(NOT(OR(NOT(ISERROR(DATEVALUE([.T2]))); AND(ISNUMBER([.T2]); LEFT(CELL(&quot;format&quot;; [.T2]))=&quot;D&quot;))))))" table:allow-empty-cell="true" table:base-cell-address="Sheet1.T2"/>
        <table:content-validation table:name="val2" table:condition="of:is-true-formula(OR(NOT(ISERROR(DATEVALUE([.AL2]))); AND(ISNUMBER([.AL2]); LEFT(CELL(&quot;format&quot;; [.AL2]))=&quot;D&quot;)))" table:allow-empty-cell="true" table:base-cell-address="Sheet1.AL2"/>
      </table:content-validations>
      <table:table table:name="Sheet1" table:style-name="ta1">
        <table:table-column table:style-name="co1" table:default-cell-style-name="ce2"/>
        <table:table-column table:style-name="co1" table:number-columns-repeated="1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5"/>
        <table:table-column table:style-name="co1" table:default-cell-style-name="ce3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1" table:number-columns-repeated="6" table:default-cell-style-name="ce3"/>
        <table:table-column table:style-name="co1" table:number-columns-repeated="2" table:default-cell-style-name="ce9"/>
        <table:table-column table:style-name="co1" table:number-columns-repeated="3" table:default-cell-style-name="ce3"/>
        <table:table-column table:style-name="co9" table:default-cell-style-name="ce12"/>
        <table:table-row table:style-name="ro1">
          <table:table-cell table:style-name="ce1" office:value-type="string" calcext:value-type="string">
            <text:p>Operator Company</text:p>
          </table:table-cell>
          <table:table-cell table:style-name="ce1" office:value-type="string" calcext:value-type="string">
            <text:p>Exchange</text:p>
          </table:table-cell>
          <table:table-cell table:style-name="ce1" office:value-type="string" calcext:value-type="string">
            <text:p>Project Ownership</text:p>
          </table:table-cell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Commodities</text:p>
          </table:table-cell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Project Country</text:p>
          </table:table-cell>
          <table:table-cell table:style-name="ce1" office:value-type="string" calcext:value-type="string">
            <text:p>Project State Or Provinc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Mineral District</text:p>
          </table:table-cell>
          <table:table-cell table:style-name="ce1" office:value-type="string" calcext:value-type="string">
            <text:p>Project Area Ha</text:p>
          </table:table-cell>
          <table:table-cell table:style-name="ce1" office:value-type="string" calcext:value-type="string">
            <text:p>Project Transaction Details</text:p>
          </table:table-cell>
          <table:table-cell table:style-name="ce1" office:value-type="string" calcext:value-type="string">
            <text:p>Project transaction type</text:p>
          </table:table-cell>
          <table:table-cell table:style-name="ce1" office:value-type="string" calcext:value-type="string">
            <text:p>Verified Project Area Ha</text:p>
          </table:table-cell>
          <table:table-cell table:style-name="ce1" office:value-type="string" calcext:value-type="string">
            <text:p>Article Link</text:p>
          </table:table-cell>
          <table:table-cell table:style-name="ce1" office:value-type="string" calcext:value-type="string">
            <text:p>Contact/CEO</text:p>
          </table:table-cell>
          <table:table-cell table:style-name="ce1" office:value-type="string" calcext:value-type="string">
            <text:p>Interest Acquired %</text:p>
          </table:table-cell>
          <table:table-cell table:style-name="ce1" office:value-type="string" calcext:value-type="string">
            <text:p>Acquisition Details</text:p>
          </table:table-cell>
          <table:table-cell table:style-name="ce1" office:value-type="string" calcext:value-type="string">
            <text:p>Option Period (y)</text:p>
          </table:table-cell>
          <table:table-cell table:style-name="ce1" office:value-type="string" calcext:value-type="string">
            <text:p>Aggregate deal value ($)</text:p>
          </table:table-cell>
          <table:table-cell table:style-name="ce1" office:value-type="string" calcext:value-type="string">
            <text:p>Sum of Cash Payments ($)</text:p>
          </table:table-cell>
          <table:table-cell table:style-name="ce1" office:value-type="string" calcext:value-type="string">
            <text:p>Exploration commitments ($)</text:p>
          </table:table-cell>
          <table:table-cell table:style-name="ce10" office:value-type="string" calcext:value-type="string">
            <text:p>Cash + Shares ($)</text:p>
          </table:table-cell>
          <table:table-cell table:style-name="ce1" office:value-type="string" calcext:value-type="string">
            <text:p>Calculated Cash + Share value column ($)</text:p>
          </table:table-cell>
          <table:table-cell table:style-name="ce1" office:value-type="string" calcext:value-type="string">
            <text:p>Share Value ($)</text:p>
          </table:table-cell>
          <table:table-cell table:style-name="ce1" office:value-type="string" calcext:value-type="string">
            <text:p>sum of Cash + Calculated Share value ($)</text:p>
          </table:table-cell>
          <table:table-cell table:style-name="ce11" office:value-type="string" calcext:value-type="string">
            <text:p>Calculated Share Value ($)</text:p>
          </table:table-cell>
          <table:table-cell table:style-name="ce1" office:value-type="string" calcext:value-type="string">
            <text:p>Number of Shares sold</text:p>
          </table:table-cell>
          <table:table-cell table:style-name="ce1" office:value-type="string" calcext:value-type="string">
            <text:p>Share Price ($)</text:p>
          </table:table-cell>
          <table:table-cell table:style-name="ce1" office:value-type="string" calcext:value-type="string">
            <text:p>NSR %</text:p>
          </table:table-cell>
          <table:table-cell table:style-name="ce1" office:value-type="string" calcext:value-type="string">
            <text:p>Article Date</text:p>
          </table:table-cell>
        </table:table-row>
        <table:table-row table:style-name="ro2">
          <table:table-cell office:value-type="string" calcext:value-type="string">
            <text:p>Newcam Minerals Pty Ltd</text:p>
          </table:table-cell>
          <table:table-cell office:value-type="string" calcext:value-type="string">
            <text:p>ASX:CAV</text:p>
          </table:table-cell>
          <table:table-cell office:value-type="string" calcext:value-type="string">
            <text:p>Operator: Newcam Minerals Pty Ltd 
Owner: Newcam Minerals Pty Ltd (100%)</text:p>
          </table:table-cell>
          <table:table-cell office:value-type="string" calcext:value-type="string">
            <text:p>JWD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20.014840468233" calcext:value-type="float">
            <text:p>120.014840468233</text:p>
          </table:table-cell>
          <table:table-cell office:value-type="float" office:value="-26.766289287288" calcext:value-type="float">
            <text:p>-26.766289287288</text:p>
          </table:table-cell>
          <table:table-cell/>
          <table:table-cell office:value-type="string" calcext:value-type="string">
            <text:p>37244.76</text:p>
          </table:table-cell>
          <table:table-cell office:value-type="string" calcext:value-type="string">
            <text:p>Completion of JWD Mining Rights Sale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office:value-type="string" calcext:value-type="string">
            <text:p>https://app.mininghub.com/article/77553</text:p>
          </table:table-cell>
          <table:table-cell/>
          <table:table-cell office:value-type="percentage" office:value="1" calcext:value-type="percentage">
            <text:p>100%</text:p>
          </table:table-cell>
          <table:table-cell office:value-type="string" calcext:value-type="string">
            <text:p>Sale of 100% of Mining Rights at JWD to Newcam Minerals (by CuFe)</text:p>
          </table:table-cell>
          <table:table-cell table:number-columns-repeated="5"/>
          <table:table-cell table:formula="of:=[.W2]+[.AA2]" office:value-type="float" office:value="0" calcext:value-type="float">
            <text:p>0</text:p>
          </table:table-cell>
          <table:table-cell/>
          <table:table-cell table:formula="of:=[.W2]+[.AC2]" office:value-type="float" office:value="0" calcext:value-type="float">
            <text:p>0</text:p>
          </table:table-cell>
          <table:table-cell table:formula="of:=[.AD2]*[.AE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2" office:value-type="date" office:date-value="2024-11-03T17:57:57" calcext:value-type="date">
            <text:p>03/11/2024 17:57:57</text:p>
          </table:table-cell>
        </table:table-row>
        <table:table-row table:style-name="ro2">
          <table:table-cell office:value-type="string" calcext:value-type="string">
            <text:p>Zinc Of Ireland NL</text:p>
          </table:table-cell>
          <table:table-cell office:value-type="string" calcext:value-type="string">
            <text:p>ASX:ASR</text:p>
          </table:table-cell>
          <table:table-cell office:value-type="string" calcext:value-type="string">
            <text:p>Operator: Zinc Of Ireland NL 
Owner: Unknown (100%)
Optioner: Unknown, Optionee: Zinc Of Ireland NL</text:p>
          </table:table-cell>
          <table:table-cell office:value-type="string" calcext:value-type="string">
            <text:p>Mt Clere</text:p>
          </table:table-cell>
          <table:table-cell office:value-type="string" calcext:value-type="string">
            <text:p>Cu,Au,Fe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17.556250031245" calcext:value-type="float">
            <text:p>117.556250031245</text:p>
          </table:table-cell>
          <table:table-cell office:value-type="float" office:value="-25.0701387673641" calcext:value-type="float">
            <text:p>-25.0701387673641</text:p>
          </table:table-cell>
          <table:table-cell/>
          <table:table-cell office:value-type="string" calcext:value-type="string">
            <text:p>7450.89</text:p>
          </table:table-cell>
          <table:table-cell office:value-type="string" calcext:value-type="string">
            <text:p>Earning into Drill Ready Copper-Base Metal Project in WA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7500" calcext:value-type="float">
            <text:p><text:s/>7,500 </text:p>
          </table:table-cell>
          <table:table-cell office:value-type="string" calcext:value-type="string">
            <text:p>https://app.mininghub.com/article/88297</text:p>
          </table:table-cell>
          <table:table-cell office:value-type="string" calcext:value-type="string">
            <text:p>Peter Huljich, Non-Executive Chairman</text:p>
          </table:table-cell>
          <table:table-cell table:style-name="ce3"/>
          <table:table-cell office:value-type="string" calcext:value-type="string">
            <text:p>Earn-in up to 80% interest in EL 52/3979 (Mt Clere Project) (by ZMI)</text:p>
          </table:table-cell>
          <table:table-cell/>
          <table:table-cell table:formula="of:=[.W3]+[.X3]+[.AA3]" office:value-type="float" office:value="2968500" calcext:value-type="float">
            <text:p>2968500</text:p>
          </table:table-cell>
          <table:table-cell office:value-type="float" office:value="33500" calcext:value-type="float">
            <text:p>33500</text:p>
          </table:table-cell>
          <table:table-cell office:value-type="float" office:value="2500000" calcext:value-type="float">
            <text:p>2500000</text:p>
          </table:table-cell>
          <table:table-cell/>
          <table:table-cell table:formula="of:=[.W3]+[.AA3]" office:value-type="float" office:value="468500" calcext:value-type="float">
            <text:p>468500</text:p>
          </table:table-cell>
          <table:table-cell office:value-type="float" office:value="435000" calcext:value-type="float">
            <text:p>435000</text:p>
          </table:table-cell>
          <table:table-cell table:formula="of:=[.W3]+[.AC3]" office:value-type="float" office:value="33500" calcext:value-type="float">
            <text:p>33500</text:p>
          </table:table-cell>
          <table:table-cell table:formula="of:=[.AD3]*[.AE3]" office:value-type="float" office:value="0" calcext:value-type="float">
            <text:p>0</text:p>
          </table:table-cell>
          <table:table-cell/>
          <table:table-cell office:value-type="float" office:value="0.00871" calcext:value-type="float">
            <text:p>0.00871</text:p>
          </table:table-cell>
          <table:table-cell/>
          <table:table-cell table:content-validation-name="val2" office:value-type="date" office:date-value="2025-02-18T16:28:28" calcext:value-type="date">
            <text:p>18/02/2025 16:28:28</text:p>
          </table:table-cell>
        </table:table-row>
        <table:table-row table:style-name="ro2">
          <table:table-cell office:value-type="string" calcext:value-type="string">
            <text:p>Stavely Minerals Limited</text:p>
          </table:table-cell>
          <table:table-cell office:value-type="string" calcext:value-type="string">
            <text:p>ASX:CR1</text:p>
          </table:table-cell>
          <table:table-cell office:value-type="string" calcext:value-type="string">
            <text:p>Operator: Stavely Minerals Limited 
Owner: Stavely Minerals Limited (100%)</text:p>
          </table:table-cell>
          <table:table-cell office:value-type="string" calcext:value-type="string">
            <text:p>Stavely</text:p>
          </table:table-cell>
          <table:table-cell office:value-type="string" calcext:value-type="string">
            <text:p>Cu, Au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float" office:value="142.688036500951" calcext:value-type="float">
            <text:p>142.688036500951</text:p>
          </table:table-cell>
          <table:table-cell office:value-type="float" office:value="-37.6217515543569" calcext:value-type="float">
            <text:p>-37.6217515543569</text:p>
          </table:table-cell>
          <table:table-cell/>
          <table:table-cell office:value-type="string" calcext:value-type="string">
            <text:p>146065.18</text:p>
          </table:table-cell>
          <table:table-cell office:value-type="string" calcext:value-type="string">
            <text:p>Stavely Minerals Acquires Prospective WA Ni-Cu-Co Project</text:p>
          </table:table-cell>
          <table:table-cell office:value-type="string" calcext:value-type="string">
            <text:p>Joint Venture,Project Acquisition</text:p>
          </table:table-cell>
          <table:table-cell table:content-validation-name="val1" office:value-type="float" office:value="180000" calcext:value-type="float">
            <text:p><text:s/>180,000 </text:p>
          </table:table-cell>
          <table:table-cell office:value-type="string" calcext:value-type="string">
            <text:p>https://app.mininghub.com/article/56121</text:p>
          </table:table-cell>
          <table:table-cell office:value-type="string" calcext:value-type="string">
            <text:p>Mr Chris Cairns, Stavely Minerals Executive Chair and Managing Director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Acquisition of 100% of North West Nickel Pty Ltd (holding Hawkstone Project) (by Stavely from Chalice)</text:p>
          </table:table-cell>
          <table:table-cell/>
          <table:table-cell table:formula="of:=[.W4]+[.X4]+[.AA4]" office:value-type="float" office:value="1383500" calcext:value-type="float">
            <text:p>1383500</text:p>
          </table:table-cell>
          <table:table-cell office:value-type="float" office:value="33500" calcext:value-type="float">
            <text:p>33500</text:p>
          </table:table-cell>
          <table:table-cell/>
          <table:table-cell office:value-type="float" office:value="1400000" calcext:value-type="float">
            <text:p>1400000</text:p>
          </table:table-cell>
          <table:table-cell table:formula="of:=[.W4]+[.AA4]" office:value-type="float" office:value="1383500" calcext:value-type="float">
            <text:p>1383500</text:p>
          </table:table-cell>
          <table:table-cell office:value-type="float" office:value="1350000" calcext:value-type="float">
            <text:p>1350000</text:p>
          </table:table-cell>
          <table:table-cell table:formula="of:=[.W4]+[.AC4]" office:value-type="float" office:value="33500" calcext:value-type="float">
            <text:p>33500</text:p>
          </table:table-cell>
          <table:table-cell table:formula="of:=[.AD4]*[.AE4]" office:value-type="float" office:value="0" calcext:value-type="float">
            <text:p>0</text:p>
          </table:table-cell>
          <table:table-cell/>
          <table:table-cell office:value-type="float" office:value="0.00804" calcext:value-type="float">
            <text:p>0.00804</text:p>
          </table:table-cell>
          <table:table-cell/>
          <table:table-cell table:content-validation-name="val2" office:value-type="date" office:date-value="2023-05-22T20:46:32" calcext:value-type="date">
            <text:p>22/05/2023 20:46:32</text:p>
          </table:table-cell>
        </table:table-row>
        <table:table-row table:style-name="ro2">
          <table:table-cell office:value-type="string" calcext:value-type="string">
            <text:p>Trigg Minerals Limited</text:p>
          </table:table-cell>
          <table:table-cell office:value-type="string" calcext:value-type="string">
            <text:p>ASX:TMG</text:p>
          </table:table-cell>
          <table:table-cell office:value-type="string" calcext:value-type="string">
            <text:p>Operator: Trigg Minerals Limited 
Owner: Trigg Minerals Limited (100%)</text:p>
          </table:table-cell>
          <table:table-cell office:value-type="string" calcext:value-type="string">
            <text:p>Achille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610,000 t @ 2.56% Sb containing 15,600 t Sb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float" office:value="152.714652779021" calcext:value-type="float">
            <text:p>152.714652779021</text:p>
          </table:table-cell>
          <table:table-cell office:value-type="float" office:value="-30.2274791969397" calcext:value-type="float">
            <text:p>-30.2274791969397</text:p>
          </table:table-cell>
          <table:table-cell/>
          <table:table-cell office:value-type="string" calcext:value-type="string">
            <text:p>3541.97</text:p>
          </table:table-cell>
          <table:table-cell office:value-type="string" calcext:value-type="string">
            <text:p>ACQUISITION OF GLOBALLY SIGNIFICANT ANTIMONY PROJEC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4000" calcext:value-type="float">
            <text:p><text:s/>4,000 </text:p>
          </table:table-cell>
          <table:table-cell table:style-name="ce6" office:value-type="string" calcext:value-type="string">
            <text:p><text:a xlink:href="https://app.mininghub.com/article/73046" xlink:type="simple">https://app.mininghub.com/article/73046</text:a></text:p>
          </table:table-cell>
          <table:table-cell office:value-type="string" calcext:value-type="string">
            <text:p>Timothy Morrison, Trigg Minerals Executive Chair</text:p>
          </table:table-cell>
          <table:table-cell office:value-type="percentage" office:value="1" calcext:value-type="percentage">
            <text:p>100%</text:p>
          </table:table-cell>
          <table:table-cell table:number-columns-repeated="2"/>
          <table:table-cell table:formula="of:=[.W5]+[.X5]+[.AA5]" office:value-type="float" office:value="301500" calcext:value-type="float">
            <text:p>301500</text:p>
          </table:table-cell>
          <table:table-cell table:number-columns-repeated="3"/>
          <table:table-cell table:formula="of:=[.W5]+[.AA5]" office:value-type="float" office:value="301500" calcext:value-type="float">
            <text:p>301500</text:p>
          </table:table-cell>
          <table:table-cell office:value-type="float" office:value="301500" calcext:value-type="float">
            <text:p>301500</text:p>
          </table:table-cell>
          <table:table-cell table:formula="of:=[.W5]+[.AC5]" office:value-type="float" office:value="0" calcext:value-type="float">
            <text:p>0</text:p>
          </table:table-cell>
          <table:table-cell table:formula="of:=[.AD5]*[.AE5]" office:value-type="float" office:value="0" calcext:value-type="float">
            <text:p>0</text:p>
          </table:table-cell>
          <table:table-cell/>
          <table:table-cell office:value-type="float" office:value="0.04422" calcext:value-type="float">
            <text:p>0.0442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4-09-29T17:27:58" calcext:value-type="date">
            <text:p>29/09/2024 17:27:58</text:p>
          </table:table-cell>
        </table:table-row>
        <table:table-row table:style-name="ro2">
          <table:table-cell office:value-type="string" calcext:value-type="string">
            <text:p>Adelong Gold Limited</text:p>
          </table:table-cell>
          <table:table-cell office:value-type="string" calcext:value-type="string">
            <text:p>ASX:ADG</text:p>
          </table:table-cell>
          <table:table-cell office:value-type="string" calcext:value-type="string">
            <text:p>Operator: Adelong Gold Limited 
Owner: Adelong Gold Limited (100%)
Optioner: Adelong Gold Limited, Optionee: Great Divide Mining Ltd</text:p>
          </table:table-cell>
          <table:table-cell office:value-type="string" calcext:value-type="string">
            <text:p>Adelong</text:p>
          </table:table-cell>
          <table:table-cell office:value-type="string" calcext:value-type="string">
            <text:p>Au</text:p>
          </table:table-cell>
          <table:table-cell table:style-name="ce4" office:value-type="string" calcext:value-type="string">
            <text:p>1,820,000 Tonnes @ 3.21 g/t Au, 188,000 oz Gold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float" office:value="148.064333333586" calcext:value-type="float">
            <text:p>148.064333333586</text:p>
          </table:table-cell>
          <table:table-cell office:value-type="float" office:value="-35.2843333300001" calcext:value-type="float">
            <text:p>-35.2843333300001</text:p>
          </table:table-cell>
          <table:table-cell/>
          <table:table-cell office:value-type="string" calcext:value-type="string">
            <text:p>7008.94</text:p>
          </table:table-cell>
          <table:table-cell office:value-type="string" calcext:value-type="string">
            <text:p>Agreement Executed with GDM for Adelong Projec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7000" calcext:value-type="float">
            <text:p><text:s/>7,000 </text:p>
          </table:table-cell>
          <table:table-cell table:style-name="ce6" office:value-type="string" calcext:value-type="string">
            <text:p><text:a xlink:href="https://app.mininghub.com/article/90687" xlink:type="simple">https://app.mininghub.com/article/90687</text:a></text:p>
          </table:table-cell>
          <table:table-cell office:value-type="string" calcext:value-type="string">
            <text:p>Ian Holland, Adelong Gold’s Managing Director</text:p>
          </table:table-cell>
          <table:table-cell office:value-type="percentage" office:value="0.51" calcext:value-type="percentage">
            <text:p>51%</text:p>
          </table:table-cell>
          <table:table-cell office:value-type="string" calcext:value-type="string">
            <text:p>51% (GDM to earn initial 15%, increasing to 51%)</text:p>
          </table:table-cell>
          <table:table-cell/>
          <table:table-cell table:formula="of:=[.W6]+[.X6]+[.AA6]" office:value-type="float" office:value="810000" calcext:value-type="float">
            <text:p>8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10000" calcext:value-type="float">
            <text:p>210000</text:p>
          </table:table-cell>
          <table:table-cell/>
          <table:table-cell table:formula="of:=[.W6]+[.AA6]"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table:formula="of:=[.W6]+[.AC6]" office:value-type="float" office:value="300000" calcext:value-type="float">
            <text:p>300000</text:p>
          </table:table-cell>
          <table:table-cell table:formula="of:=[.AD6]*[.AE6]" office:value-type="float" office:value="0" calcext:value-type="float">
            <text:p>0</text:p>
          </table:table-cell>
          <table:table-cell/>
          <table:table-cell office:value-type="float" office:value="0.00469" calcext:value-type="float">
            <text:p>0.00469</text:p>
          </table:table-cell>
          <table:table-cell/>
          <table:table-cell table:content-validation-name="val2" office:value-type="date" office:date-value="2025-03-11T16:43:03" calcext:value-type="date">
            <text:p>11/03/2025 16:43:03</text:p>
          </table:table-cell>
        </table:table-row>
        <table:table-row table:style-name="ro2">
          <table:table-cell office:value-type="string" calcext:value-type="string">
            <text:p>Clara Resources Australia Ltd</text:p>
          </table:table-cell>
          <table:table-cell office:value-type="string" calcext:value-type="string">
            <text:p>ASX:C7A</text:p>
          </table:table-cell>
          <table:table-cell office:value-type="string" calcext:value-type="string">
            <text:p>Operator: Clara Resources Australia Ltd 
Owner: Clara Resources Australia Ltd (100%)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Coal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float" office:value="151.12230004493" calcext:value-type="float">
            <text:p>151.12230004493</text:p>
          </table:table-cell>
          <table:table-cell office:value-type="float" office:value="-29.2000611115533" calcext:value-type="float">
            <text:p>-29.2000611115533</text:p>
          </table:table-cell>
          <table:table-cell/>
          <table:table-cell office:value-type="string" calcext:value-type="string">
            <text:p>1378.07</text:p>
          </table:table-cell>
          <table:table-cell office:value-type="string" calcext:value-type="string">
            <text:p>Option to acquire strategic land for Ashford Projec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office:value-type="string" calcext:value-type="string">
            <text:p>https://app.mininghub.com/article/70221</text:p>
          </table:table-cell>
          <table:table-cell office:value-type="string" calcext:value-type="string">
            <text:p>Peter Westerhuis, Chief Executive Officer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(Option to purchase land)</text:p>
          </table:table-cell>
          <table:table-cell/>
          <table:table-cell table:formula="of:=[.Z7]" office:value-type="float" office:value="938000" calcext:value-type="float">
            <text:p>938000</text:p>
          </table:table-cell>
          <table:table-cell table:formula="of:=1400000*0.67" office:value-type="float" office:value="938000" calcext:value-type="float">
            <text:p>938000</text:p>
          </table:table-cell>
          <table:table-cell table:number-columns-repeated="2"/>
          <table:table-cell table:formula="of:=[.W7]+[.AA7]" office:value-type="float" office:value="938000" calcext:value-type="float">
            <text:p>938000</text:p>
          </table:table-cell>
          <table:table-cell/>
          <table:table-cell table:formula="of:=[.W7]+[.AC7]" office:value-type="float" office:value="938000" calcext:value-type="float">
            <text:p>938000</text:p>
          </table:table-cell>
          <table:table-cell table:formula="of:=[.AD7]*[.AE7]" office:value-type="float" office:value="0" calcext:value-type="float">
            <text:p>0</text:p>
          </table:table-cell>
          <table:table-cell/>
          <table:table-cell office:value-type="float" office:value="0.00268" calcext:value-type="float">
            <text:p>0.00268</text:p>
          </table:table-cell>
          <table:table-cell/>
          <table:table-cell table:content-validation-name="val2" office:value-type="date" office:date-value="2024-09-03T17:14:28" calcext:value-type="date">
            <text:p>03/09/2024 17:14:28</text:p>
          </table:table-cell>
        </table:table-row>
        <table:table-row table:style-name="ro2">
          <table:table-cell office:value-type="string" calcext:value-type="string">
            <text:p>Bubalus Resources Limited</text:p>
          </table:table-cell>
          <table:table-cell office:value-type="string" calcext:value-type="string">
            <text:p>ASX:BUS</text:p>
          </table:table-cell>
          <table:table-cell office:value-type="string" calcext:value-type="string">
            <text:p>Operator: Bubalus Resources Limited 
Owner: Providence Gold and Minerals Pty Ltd (100%)
Optioner: Providence Gold and Minerals Pty Ltd, Optionee: Bubalus Resources Limited</text:p>
          </table:table-cell>
          <table:table-cell office:value-type="string" calcext:value-type="string">
            <text:p>Avon Plains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float" office:value="142.931342866861" calcext:value-type="float">
            <text:p>142.931342866861</text:p>
          </table:table-cell>
          <table:table-cell office:value-type="float" office:value="-36.5974102886178" calcext:value-type="float">
            <text:p>-36.5974102886178</text:p>
          </table:table-cell>
          <table:table-cell/>
          <table:table-cell office:value-type="string" calcext:value-type="string">
            <text:p>58135.24</text:p>
          </table:table-cell>
          <table:table-cell office:value-type="string" calcext:value-type="string">
            <text:p>Option to Acquire Historical High-Grade Gold Projec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106300" calcext:value-type="float">
            <text:p><text:s/>106,300 </text:p>
          </table:table-cell>
          <table:table-cell office:value-type="string" calcext:value-type="string">
            <text:p>https://app.mininghub.com/article/92632</text:p>
          </table:table-cell>
          <table:table-cell office:value-type="string" calcext:value-type="string">
            <text:p>Alec Pismiris, Executive Chairman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(Option to acquire EL007115, EL007370, EL007542 - Avon Plains Gold Project)</text:p>
          </table:table-cell>
          <table:table-cell/>
          <table:table-cell table:style-name="ce9" table:formula="of:=[.W8]+[.X8]+[.AC8]" office:value-type="float" office:value="1145170" calcext:value-type="float">
            <text:p>1145170</text:p>
          </table:table-cell>
          <table:table-cell table:formula="of:=1225000*0.67" office:value-type="float" office:value="820750" calcext:value-type="float">
            <text:p>820750</text:p>
          </table:table-cell>
          <table:table-cell office:value-type="float" office:value="240000" calcext:value-type="float">
            <text:p>240000</text:p>
          </table:table-cell>
          <table:table-cell table:number-columns-repeated="3"/>
          <table:table-cell table:formula="of:=[.W8]+[.AC8]" office:value-type="float" office:value="905170" calcext:value-type="float">
            <text:p>905170</text:p>
          </table:table-cell>
          <table:table-cell table:formula="of:=[.AD8]*[.AE8]" office:value-type="float" office:value="84420" calcext:value-type="float">
            <text:p>8442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1206" calcext:value-type="float">
            <text:p>0.1206</text:p>
          </table:table-cell>
          <table:table-cell/>
          <table:table-cell table:content-validation-name="val2" office:value-type="date" office:date-value="2025-03-26T17:24:01" calcext:value-type="date">
            <text:p>26/03/2025 17:24:01</text:p>
          </table:table-cell>
        </table:table-row>
        <table:table-row table:style-name="ro2">
          <table:table-cell office:value-type="string" calcext:value-type="string">
            <text:p>Novo Resources Corp.</text:p>
          </table:table-cell>
          <table:table-cell office:value-type="string" calcext:value-type="string">
            <text:p>NVO:CA</text:p>
          </table:table-cell>
          <table:table-cell office:value-type="string" calcext:value-type="string">
            <text:p>Operator: Novo Resources Corp. 
Owner: Novo Resources Corp. (100%)</text:p>
          </table:table-cell>
          <table:table-cell office:value-type="string" calcext:value-type="string">
            <text:p>Bamboo Creek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20.214567836854" calcext:value-type="float">
            <text:p>120.214567836854</text:p>
          </table:table-cell>
          <table:table-cell office:value-type="float" office:value="-20.7772719204947" calcext:value-type="float">
            <text:p>-20.7772719204947</text:p>
          </table:table-cell>
          <table:table-cell table:number-columns-repeated="2"/>
          <table:table-cell office:value-type="string" calcext:value-type="string">
            <text:p>Novo Reaches Second and Final Completion Milestone With Creasy Group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table:style-name="ce6" office:value-type="string" calcext:value-type="string">
            <text:p><text:a xlink:href="https://app.mininghub.com/article/30145" xlink:type="simple">https://app.mininghub.com/article/30145</text:a></text:p>
          </table:table-cell>
          <table:table-cell office:value-type="string" calcext:value-type="string">
            <text:p>Mike Spreadborough, Executive Co-Chairman and Acting Chief Executive Officer</text:p>
          </table:table-cell>
          <table:table-cell table:style-name="ce3"/>
          <table:table-cell table:number-columns-repeated="6"/>
          <table:table-cell table:formula="of:=[.W9]+[.AA9]" office:value-type="float" office:value="0" calcext:value-type="float">
            <text:p>0</text:p>
          </table:table-cell>
          <table:table-cell/>
          <table:table-cell table:formula="of:=[.W9]+[.AC9]" office:value-type="float" office:value="0" calcext:value-type="float">
            <text:p>0</text:p>
          </table:table-cell>
          <table:table-cell table:formula="of:=[.AD9]*[.AE9]" office:value-type="float" office:value="0" calcext:value-type="float">
            <text:p>0</text:p>
          </table:table-cell>
          <table:table-cell office:value-type="float" office:value="8431" calcext:value-type="float">
            <text:p>8431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2" office:value-type="date" office:date-value="2023-01-20T08:09:00" calcext:value-type="date">
            <text:p>20/01/2023 08:09:00</text:p>
          </table:table-cell>
        </table:table-row>
        <table:table-row table:style-name="ro2">
          <table:table-cell office:value-type="string" calcext:value-type="string">
            <text:p>Flynn Gold Limited</text:p>
          </table:table-cell>
          <table:table-cell office:value-type="string" calcext:value-type="string">
            <text:p>ASX:FG1</text:p>
          </table:table-cell>
          <table:table-cell office:value-type="string" calcext:value-type="string">
            <text:p>Operator: Flynn Gold Limited 
Owner: Flynn Gold Limited (100%)</text:p>
          </table:table-cell>
          <table:table-cell office:value-type="string" calcext:value-type="string">
            <text:p>Beaconsfiel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3.785Mt @ 14.51g/t Au (1,774koz Au)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mania</text:p>
          </table:table-cell>
          <table:table-cell office:value-type="float" office:value="146.827950103155" calcext:value-type="float">
            <text:p>146.827950103155</text:p>
          </table:table-cell>
          <table:table-cell office:value-type="float" office:value="-41.2233973528814" calcext:value-type="float">
            <text:p>-41.2233973528814</text:p>
          </table:table-cell>
          <table:table-cell/>
          <table:table-cell office:value-type="string" calcext:value-type="string">
            <text:p>4000.48</text:p>
          </table:table-cell>
          <table:table-cell office:value-type="string" calcext:value-type="string">
            <text:p>FG1 Secures Strategic EL Application at Beaconsfield NE Tas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4000" calcext:value-type="float">
            <text:p><text:s/>4,000 </text:p>
          </table:table-cell>
          <table:table-cell office:value-type="string" calcext:value-type="string">
            <text:p>https://app.mininghub.com/article/69140</text:p>
          </table:table-cell>
          <table:table-cell office:value-type="string" calcext:value-type="string">
            <text:p>Neil Marston, Flynn Gold Managing Director &amp; CEO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(of granted EL13/2024)</text:p>
          </table:table-cell>
          <table:table-cell table:number-columns-repeated="5"/>
          <table:table-cell table:formula="of:=[.W10]+[.AA10]" office:value-type="float" office:value="0" calcext:value-type="float">
            <text:p>0</text:p>
          </table:table-cell>
          <table:table-cell/>
          <table:table-cell table:formula="of:=[.W10]+[.AC10]" office:value-type="float" office:value="0" calcext:value-type="float">
            <text:p>0</text:p>
          </table:table-cell>
          <table:table-cell table:formula="of:=[.AD10]*[.AE10]" office:value-type="float" office:value="0" calcext:value-type="float">
            <text:p>0</text:p>
          </table:table-cell>
          <table:table-cell/>
          <table:table-cell office:value-type="float" office:value="0.0201" calcext:value-type="float">
            <text:p>0.0201</text:p>
          </table:table-cell>
          <table:table-cell/>
          <table:table-cell table:content-validation-name="val2" office:value-type="date" office:date-value="2024-08-22T17:19:08" calcext:value-type="date">
            <text:p>22/08/2024 17:19:08</text:p>
          </table:table-cell>
        </table:table-row>
        <table:table-row table:style-name="ro2">
          <table:table-cell office:value-type="string" calcext:value-type="string">
            <text:p>Spartan Resources Limited</text:p>
          </table:table-cell>
          <table:table-cell office:value-type="string" calcext:value-type="string">
            <text:p>ASX:SPR</text:p>
          </table:table-cell>
          <table:table-cell office:value-type="string" calcext:value-type="string">
            <text:p>Operator: Spartan Resources Limited 
Owner: Spartan Resources Limited (100%)
Optioner: Spartan Resources Limited, Optionee: Fenix Resources Ltd</text:p>
          </table:table-cell>
          <table:table-cell office:value-type="string" calcext:value-type="string">
            <text:p>Beebynganna Hills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17.810601984035" calcext:value-type="float">
            <text:p>117.810601984035</text:p>
          </table:table-cell>
          <table:table-cell office:value-type="float" office:value="-27.0520720591606" calcext:value-type="float">
            <text:p>-27.0520720591606</text:p>
          </table:table-cell>
          <table:table-cell/>
          <table:table-cell office:value-type="string" calcext:value-type="string">
            <text:p>12241.40</text:p>
          </table:table-cell>
          <table:table-cell office:value-type="string" calcext:value-type="string">
            <text:p>FEX: Fenix acquires Beebynganna Hills Iron Ore Projec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13120" calcext:value-type="float">
            <text:p><text:s/>13,120 </text:p>
          </table:table-cell>
          <table:table-cell table:style-name="ce7" office:value-type="string" calcext:value-type="string">
            <text:p><text:a xlink:href="https://app.mininghub.com/article/82270" xlink:type="simple">https://app.mininghub.com/article/82270</text:a></text:p>
          </table:table-cell>
          <table:table-cell office:value-type="string" calcext:value-type="string">
            <text:p>Simon Lawson, Spartan Interim Executive Chairman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(of E51/1681 - Beebynganna Hills - iron ore and ferrous mineral rights)</text:p>
          </table:table-cell>
          <table:table-cell/>
          <table:table-cell table:formula="of:=[.W11]" office:value-type="float" office:value="837500" calcext:value-type="float">
            <text:p>837500</text:p>
          </table:table-cell>
          <table:table-cell office:value-type="float" office:value="837500" calcext:value-type="float">
            <text:p>837500</text:p>
          </table:table-cell>
          <table:table-cell table:number-columns-repeated="2"/>
          <table:table-cell table:formula="of:=[.W11]+[.AA11]" office:value-type="float" office:value="837500" calcext:value-type="float">
            <text:p>837500</text:p>
          </table:table-cell>
          <table:table-cell/>
          <table:table-cell table:formula="of:=[.W11]+[.AC11]" office:value-type="float" office:value="837500" calcext:value-type="float">
            <text:p>837500</text:p>
          </table:table-cell>
          <table:table-cell table:formula="of:=[.AD11]*[.AE11]" office:value-type="float" office:value="0" calcext:value-type="float">
            <text:p>0</text:p>
          </table:table-cell>
          <table:table-cell/>
          <table:table-cell office:value-type="float" office:value="1.4472" calcext:value-type="float">
            <text:p>1.4472</text:p>
          </table:table-cell>
          <table:table-cell/>
          <table:table-cell table:content-validation-name="val2" office:value-type="date" office:date-value="2024-12-17T15:32:27" calcext:value-type="date">
            <text:p>17/12/2024 15:32:27</text:p>
          </table:table-cell>
        </table:table-row>
        <table:table-row table:style-name="ro1">
          <table:table-cell office:value-type="string" calcext:value-type="string">
            <text:p>Belararox Limited</text:p>
          </table:table-cell>
          <table:table-cell office:value-type="string" calcext:value-type="string">
            <text:p>ASX:BRX</text:p>
          </table:table-cell>
          <table:table-cell office:value-type="string" calcext:value-type="string">
            <text:p>Owner: Belararox Limited (100%)</text:p>
          </table:table-cell>
          <table:table-cell office:value-type="string" calcext:value-type="string">
            <text:p>Belara</text:p>
          </table:table-cell>
          <table:table-cell office:value-type="string" calcext:value-type="string">
            <text:p>Cu, Au, Zn, Pb, Ag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float" office:value="149.334009009478" calcext:value-type="float">
            <text:p>149.334009009478</text:p>
          </table:table-cell>
          <table:table-cell office:value-type="float" office:value="-32.4500750748068" calcext:value-type="float">
            <text:p>-32.4500750748068</text:p>
          </table:table-cell>
          <table:table-cell/>
          <table:table-cell office:value-type="string" calcext:value-type="string">
            <text:p>64301.52</text:p>
          </table:table-cell>
          <table:table-cell office:value-type="string" calcext:value-type="string">
            <text:p>Agreement Executed to Acquire Kalahari Copper Projec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426800" calcext:value-type="float">
            <text:p><text:s/>426,800 </text:p>
          </table:table-cell>
          <table:table-cell office:value-type="string" calcext:value-type="string">
            <text:p>https://app.mininghub.com/article/71103</text:p>
          </table:table-cell>
          <table:table-cell office:value-type="string" calcext:value-type="string">
            <text:p>Arvind Misra, Belararox’s Managing Director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(of KCB Resources)</text:p>
          </table:table-cell>
          <table:table-cell table:number-columns-repeated="2"/>
          <table:table-cell office:value-type="float" office:value="1340000" calcext:value-type="float">
            <text:p>1340000</text:p>
          </table:table-cell>
          <table:table-cell office:value-type="float" office:value="840000" calcext:value-type="float">
            <text:p>840000</text:p>
          </table:table-cell>
          <table:table-cell/>
          <table:table-cell table:formula="of:=[.W12]+[.AA12]" office:value-type="float" office:value="1340000" calcext:value-type="float">
            <text:p>1340000</text:p>
          </table:table-cell>
          <table:table-cell/>
          <table:table-cell table:formula="of:=[.W12]+[.AC12]" office:value-type="float" office:value="1992144.5" calcext:value-type="float">
            <text:p>1992145</text:p>
          </table:table-cell>
          <table:table-cell table:formula="of:=[.AD12]*[.AE12]" office:value-type="float" office:value="652144.5" calcext:value-type="float">
            <text:p>652145</text:p>
          </table:table-cell>
          <table:table-cell office:value-type="float" office:value="9270000" calcext:value-type="float">
            <text:p>9270000</text:p>
          </table:table-cell>
          <table:table-cell office:value-type="float" office:value="0.07035" calcext:value-type="float">
            <text:p>0.0703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4-09-11T16:23:49" calcext:value-type="date">
            <text:p>11/09/2024 16:23:49</text:p>
          </table:table-cell>
        </table:table-row>
        <table:table-row table:style-name="ro2">
          <table:table-cell office:value-type="string" calcext:value-type="string">
            <text:p>Cygnus Metals Limited</text:p>
          </table:table-cell>
          <table:table-cell office:value-type="string" calcext:value-type="string">
            <text:p>ASX:CY5</text:p>
          </table:table-cell>
          <table:table-cell office:value-type="string" calcext:value-type="string">
            <text:p>Operator: Cygnus Metals Limited 
Owner: Cygnus Metals Limited (100%)</text:p>
          </table:table-cell>
          <table:table-cell office:value-type="string" calcext:value-type="string">
            <text:p>Bencubb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119.1Mt @ 1.1% Li2O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17.952108419532" calcext:value-type="float">
            <text:p>117.952108419532</text:p>
          </table:table-cell>
          <table:table-cell office:value-type="float" office:value="-31.0316880542726" calcext:value-type="float">
            <text:p>-31.0316880542726</text:p>
          </table:table-cell>
          <table:table-cell/>
          <table:table-cell office:value-type="string" calcext:value-type="string">
            <text:p>84092.11</text:p>
          </table:table-cell>
          <table:table-cell office:value-type="string" calcext:value-type="string">
            <text:p>Quarterly Activities/Appendix 5B Cash Flow Report</text:p>
          </table:table-cell>
          <table:table-cell office:value-type="string" calcext:value-type="string">
            <text:p>Resource Estimate,Maiden Resource Estimate,Drill Program,Project Acquisition</text:p>
          </table:table-cell>
          <table:table-cell table:content-validation-name="val1" office:value-type="float" office:value="80000" calcext:value-type="float">
            <text:p><text:s/>80,000 </text:p>
          </table:table-cell>
          <table:table-cell table:style-name="ce7" office:value-type="string" calcext:value-type="string">
            <text:p><text:a xlink:href="https://app.mininghub.com/article/56668" xlink:type="simple">https://app.mininghub.com/article/56668</text:a></text:p>
          </table:table-cell>
          <table:table-cell office:value-type="string" calcext:value-type="string">
            <text:p>David Southam, Cygnus Managing Director</text:p>
          </table:table-cell>
          <table:table-cell office:value-type="percentage" office:value="0.51" calcext:value-type="percentage">
            <text:p>51%</text:p>
          </table:table-cell>
          <table:table-cell office:value-type="string" calcext:value-type="string">
            <text:p>51% (Earned-in at Pontax, potential up to 70%)</text:p>
          </table:table-cell>
          <table:table-cell/>
          <table:table-cell table:formula="of:=[.X13]" office:value-type="float" office:value="171000" calcext:value-type="float">
            <text:p>171000</text:p>
          </table:table-cell>
          <table:table-cell/>
          <table:table-cell office:value-type="float" office:value="171000" calcext:value-type="float">
            <text:p>171000</text:p>
          </table:table-cell>
          <table:table-cell table:number-columns-repeated="3"/>
          <table:table-cell table:formula="of:=[.W13]+[.AC13]" office:value-type="float" office:value="0" calcext:value-type="float">
            <text:p>0</text:p>
          </table:table-cell>
          <table:table-cell table:formula="of:=[.AD13]*[.AE13]" office:value-type="float" office:value="0" calcext:value-type="float">
            <text:p>0</text:p>
          </table:table-cell>
          <table:table-cell/>
          <table:table-cell office:value-type="float" office:value="0.05226" calcext:value-type="float">
            <text:p>0.05226</text:p>
          </table:table-cell>
          <table:table-cell/>
          <table:table-cell table:content-validation-name="val2" office:value-type="date" office:date-value="2023-07-30T16:24:50" calcext:value-type="date">
            <text:p>30/07/2023 16:24:50</text:p>
          </table:table-cell>
        </table:table-row>
        <table:table-row table:style-name="ro2">
          <table:table-cell office:value-type="string" calcext:value-type="string">
            <text:p>Infinity Mining Limited</text:p>
          </table:table-cell>
          <table:table-cell office:value-type="string" calcext:value-type="string">
            <text:p>ASX:IMI</text:p>
          </table:table-cell>
          <table:table-cell office:value-type="string" calcext:value-type="string">
            <text:p>Operator: Infinity Mining Limited 
Owner: Infinity Mining Limited (100%)</text:p>
          </table:table-cell>
          <table:table-cell office:value-type="string" calcext:value-type="string">
            <text:p>Bogong</text:p>
          </table:table-cell>
          <table:table-cell office:value-type="string" calcext:value-type="string">
            <text:p>Cu,Au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float" office:value="148.339814031329" calcext:value-type="float">
            <text:p>148.339814031329</text:p>
          </table:table-cell>
          <table:table-cell office:value-type="float" office:value="-35.3337106202261" calcext:value-type="float">
            <text:p>-35.3337106202261</text:p>
          </table:table-cell>
          <table:table-cell/>
          <table:table-cell office:value-type="string" calcext:value-type="string">
            <text:p>11101.93</text:p>
          </table:table-cell>
          <table:table-cell office:value-type="string" calcext:value-type="string">
            <text:p>Infinity Secures Bogong Copper Gold Tenement in NSW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1600" calcext:value-type="float">
            <text:p><text:s/>1,600 </text:p>
          </table:table-cell>
          <table:table-cell office:value-type="string" calcext:value-type="string">
            <text:p>https://app.mininghub.com/article/77716</text:p>
          </table:table-cell>
          <table:table-cell office:value-type="string" calcext:value-type="string">
            <text:p>Joe Phillips, Executive Chairman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(of granted EL9697 - Bogong Copper Project)</text:p>
          </table:table-cell>
          <table:table-cell table:number-columns-repeated="5"/>
          <table:table-cell table:formula="of:=[.W14]+[.AA14]" office:value-type="float" office:value="0" calcext:value-type="float">
            <text:p>0</text:p>
          </table:table-cell>
          <table:table-cell/>
          <table:table-cell table:formula="of:=[.W14]+[.AC14]" office:value-type="float" office:value="0" calcext:value-type="float">
            <text:p>0</text:p>
          </table:table-cell>
          <table:table-cell table:formula="of:=[.AD14]*[.AE14]" office:value-type="float" office:value="0" calcext:value-type="float">
            <text:p>0</text:p>
          </table:table-cell>
          <table:table-cell/>
          <table:table-cell office:value-type="float" office:value="0.00603" calcext:value-type="float">
            <text:p>0.00603</text:p>
          </table:table-cell>
          <table:table-cell/>
          <table:table-cell table:content-validation-name="val2" office:value-type="date" office:date-value="2024-11-04T17:41:49" calcext:value-type="date">
            <text:p>04/11/2024 17:41:49</text:p>
          </table:table-cell>
        </table:table-row>
        <table:table-row table:style-name="ro2">
          <table:table-cell office:value-type="string" calcext:value-type="string">
            <text:p>Alma Metals Limited</text:p>
          </table:table-cell>
          <table:table-cell office:value-type="string" calcext:value-type="string">
            <text:p>ASX:ALM</text:p>
          </table:table-cell>
          <table:table-cell office:value-type="string" calcext:value-type="string">
            <text:p>Operator: Alma Metals Limited 
Owner: Alma Metals Limited (51%)
Owner: Canterbury Resources Limited (49%)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Cu,Mo</text:p>
          </table:table-cell>
          <table:table-cell office:value-type="string" calcext:value-type="string">
            <text:p>415Mt @ 0.25% Cu, containing over 1 Mt Cu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float" office:value="150.771505314135" calcext:value-type="float">
            <text:p>150.771505314135</text:p>
          </table:table-cell>
          <table:table-cell office:value-type="float" office:value="-23.9804972097571" calcext:value-type="float">
            <text:p>-23.9804972097571</text:p>
          </table:table-cell>
          <table:table-cell/>
          <table:table-cell office:value-type="string" calcext:value-type="string">
            <text:p>22855.99</text:p>
          </table:table-cell>
          <table:table-cell office:value-type="string" calcext:value-type="string">
            <text:p>Completion of Tenement Addition and Drilling Update</text:p>
          </table:table-cell>
          <table:table-cell office:value-type="string" calcext:value-type="string">
            <text:p>Drilling Update,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office:value-type="string" calcext:value-type="string">
            <text:p>https://app.mininghub.com/article/65368</text:p>
          </table:table-cell>
          <table:table-cell office:value-type="string" calcext:value-type="string">
            <text:p>Frazer Tabeart, Managing Director</text:p>
          </table:table-cell>
          <table:table-cell office:value-type="percentage" office:value="0.51" calcext:value-type="percentage">
            <text:p>51%</text:p>
          </table:table-cell>
          <table:table-cell office:value-type="string" calcext:value-type="string">
            <text:p>Alma Metals to increase interest to 51% in Briggs JV (earning from Canterbury Resources, can earn up to 70%)</text:p>
          </table:table-cell>
          <table:table-cell table:number-columns-repeated="5"/>
          <table:table-cell table:formula="of:=[.W15]+[.AA15]" office:value-type="float" office:value="0" calcext:value-type="float">
            <text:p>0</text:p>
          </table:table-cell>
          <table:table-cell/>
          <table:table-cell table:formula="of:=[.W15]+[.AC15]" office:value-type="float" office:value="0" calcext:value-type="float">
            <text:p>0</text:p>
          </table:table-cell>
          <table:table-cell table:formula="of:=[.AD15]*[.AE15]" office:value-type="float" office:value="0" calcext:value-type="float">
            <text:p>0</text:p>
          </table:table-cell>
          <table:table-cell/>
          <table:table-cell office:value-type="float" office:value="0.00268" calcext:value-type="float">
            <text:p>0.00268</text:p>
          </table:table-cell>
          <table:table-cell/>
          <table:table-cell table:content-validation-name="val2" office:value-type="date" office:date-value="2024-07-17T16:24:46" calcext:value-type="date">
            <text:p>17/07/2024 16:24:46</text:p>
          </table:table-cell>
        </table:table-row>
        <table:table-row table:style-name="ro2">
          <table:table-cell office:value-type="string" calcext:value-type="string">
            <text:p>Impact Minerals Limited</text:p>
          </table:table-cell>
          <table:table-cell office:value-type="string" calcext:value-type="string">
            <text:p>ASX:IPT</text:p>
          </table:table-cell>
          <table:table-cell office:value-type="string" calcext:value-type="string">
            <text:p>Operator: Impact Minerals Limited 
Owner: New Frontier Minerals Limited (100%)
Optioner: New Frontier Minerals Limited, Optionee: Impact Minerals Limited</text:p>
          </table:table-cell>
          <table:table-cell office:value-type="string" calcext:value-type="string">
            <text:p>Broken Hill East</text:p>
          </table:table-cell>
          <table:table-cell office:value-type="string" calcext:value-type="string">
            <text:p>Fe,Cu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float" office:value="141.721648921303" calcext:value-type="float">
            <text:p>141.721648921303</text:p>
          </table:table-cell>
          <table:table-cell office:value-type="float" office:value="-32.0181351448961" calcext:value-type="float">
            <text:p>-32.0181351448961</text:p>
          </table:table-cell>
          <table:table-cell table:number-columns-repeated="2"/>
          <table:table-cell office:value-type="string" calcext:value-type="string">
            <text:p>New Ground Acquisition at Broken Hill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177000" calcext:value-type="float">
            <text:p><text:s/>177,000 </text:p>
          </table:table-cell>
          <table:table-cell office:value-type="string" calcext:value-type="string">
            <text:p>https://app.mininghub.com/article/90419</text:p>
          </table:table-cell>
          <table:table-cell office:value-type="string" calcext:value-type="string">
            <text:p>Dr Michael G Jones, Managing Director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(Impact Minerals acquiring BHA No. 1 Pty Ltd from NFM)</text:p>
          </table:table-cell>
          <table:table-cell/>
          <table:table-cell table:formula="of:=[.Z16]" office:value-type="float" office:value="184250" calcext:value-type="float">
            <text:p>184250</text:p>
          </table:table-cell>
          <table:table-cell table:number-columns-repeated="3"/>
          <table:table-cell table:formula="of:=[.W16]+[.AA16]" office:value-type="float" office:value="184250" calcext:value-type="float">
            <text:p>184250</text:p>
          </table:table-cell>
          <table:table-cell table:formula="of:=275000*0.67" office:value-type="float" office:value="184250" calcext:value-type="float">
            <text:p>184250</text:p>
          </table:table-cell>
          <table:table-cell table:formula="of:=[.W16]+[.AC16]" office:value-type="float" office:value="0" calcext:value-type="float">
            <text:p>0</text:p>
          </table:table-cell>
          <table:table-cell table:formula="of:=[.AD16]*[.AE16]" office:value-type="float" office:value="0" calcext:value-type="float">
            <text:p>0</text:p>
          </table:table-cell>
          <table:table-cell/>
          <table:table-cell office:value-type="float" office:value="0.00402" calcext:value-type="float">
            <text:p>0.00402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5-03-09T17:47:40" calcext:value-type="date">
            <text:p>09/03/2025 17:47:40</text:p>
          </table:table-cell>
        </table:table-row>
        <table:table-row table:style-name="ro2">
          <table:table-cell office:value-type="string" calcext:value-type="string">
            <text:p>Zijin Mining Group Co. Ltd.</text:p>
          </table:table-cell>
          <table:table-cell office:value-type="string" calcext:value-type="string">
            <text:p>ASX:MI6</text:p>
          </table:table-cell>
          <table:table-cell office:value-type="string" calcext:value-type="string">
            <text:p>Operator: Zijin Mining Group Co. Ltd. 
Owner: Zijin Mining Group Co. Ltd. (100%)
Optioner: Zijin Mining Group Co. Ltd., Optionee: Minerals 260 Limited
NSR: VOX Royalty Corp. </text:p>
          </table:table-cell>
          <table:table-cell office:value-type="string" calcext:value-type="string">
            <text:p>Bullabulling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60 Mt @ 1.2 g/t Au containing 2,300 Koz Au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20.96786973031" calcext:value-type="float">
            <text:p>120.96786973031</text:p>
          </table:table-cell>
          <table:table-cell office:value-type="float" office:value="-31.0776805454517" calcext:value-type="float">
            <text:p>-31.0776805454517</text:p>
          </table:table-cell>
          <table:table-cell/>
          <table:table-cell office:value-type="string" calcext:value-type="string">
            <text:p>13819.15</text:p>
          </table:table-cell>
          <table:table-cell office:value-type="string" calcext:value-type="string">
            <text:p>Acquisition of the Bullabulling Gold Project Completed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29300" calcext:value-type="float">
            <text:p><text:s/>29,300 </text:p>
          </table:table-cell>
          <table:table-cell table:style-name="ce6" office:value-type="string" calcext:value-type="string">
            <text:p><text:a xlink:href="https://app.mininghub.com/article/98825" xlink:type="simple">https://app.mininghub.com/article/98825</text:a></text:p>
          </table:table-cell>
          <table:table-cell office:value-type="string" calcext:value-type="string">
            <text:p>Luke McFadyen, Managing Director</text:p>
          </table:table-cell>
          <table:table-cell office:value-type="percentage" office:value="1" calcext:value-type="percentage">
            <text:p>100%</text:p>
          </table:table-cell>
          <table:table-cell table:number-columns-repeated="2"/>
          <table:table-cell table:formula="of:=[.W17]+[.X17]+[.AA17]" office:value-type="float" office:value="125600000" calcext:value-type="float">
            <text:p>125600000</text:p>
          </table:table-cell>
          <table:table-cell office:value-type="float" office:value="103000000" calcext:value-type="float">
            <text:p>103000000</text:p>
          </table:table-cell>
          <table:table-cell office:value-type="float" office:value="16000000" calcext:value-type="float">
            <text:p>16000000</text:p>
          </table:table-cell>
          <table:table-cell table:formula="of:=[.W17]+[.AA17]" office:value-type="float" office:value="109600000" calcext:value-type="float">
            <text:p>109600000</text:p>
          </table:table-cell>
          <table:table-cell table:formula="of:=[.W17]+[.AA17]" office:value-type="float" office:value="109600000" calcext:value-type="float">
            <text:p>109600000</text:p>
          </table:table-cell>
          <table:table-cell office:value-type="float" office:value="6600000" calcext:value-type="float">
            <text:p>6600000</text:p>
          </table:table-cell>
          <table:table-cell table:formula="of:=[.W17]+[.AC17]" office:value-type="float" office:value="103000000" calcext:value-type="float">
            <text:p>103000000</text:p>
          </table:table-cell>
          <table:table-cell table:formula="of:=[.AD17]*[.AE17]" office:value-type="float" office:value="0" calcext:value-type="float">
            <text:p>0</text:p>
          </table:table-cell>
          <table:table-cell/>
          <table:table-cell office:value-type="float" office:value="0.0871" calcext:value-type="float">
            <text:p>0.0871</text:p>
          </table:table-cell>
          <table:table-cell/>
          <table:table-cell table:content-validation-name="val2" office:value-type="date" office:date-value="2025-04-06T16:19:34" calcext:value-type="date">
            <text:p>06/04/2025 16:19:34</text:p>
          </table:table-cell>
        </table:table-row>
        <table:table-row table:style-name="ro2">
          <table:table-cell office:value-type="string" calcext:value-type="string">
            <text:p>WIN Metals Ltd.</text:p>
          </table:table-cell>
          <table:table-cell office:value-type="string" calcext:value-type="string">
            <text:p>ASX:WIN</text:p>
          </table:table-cell>
          <table:table-cell office:value-type="string" calcext:value-type="string">
            <text:p>Operator: WIN Metals Ltd. 
Owner: WIN Metals Ltd. (100%)</text:p>
          </table:table-cell>
          <table:table-cell office:value-type="string" calcext:value-type="string">
            <text:p>Butcher's Creek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27.813687761613" calcext:value-type="float">
            <text:p>127.813687761613</text:p>
          </table:table-cell>
          <table:table-cell office:value-type="float" office:value="-18.4317419189852" calcext:value-type="float">
            <text:p>-18.4317419189852</text:p>
          </table:table-cell>
          <table:table-cell/>
          <table:table-cell office:value-type="string" calcext:value-type="string">
            <text:p>22522.92</text:p>
          </table:table-cell>
          <table:table-cell office:value-type="string" calcext:value-type="string">
            <text:p>Completion of Sale of Palm Springs Projec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table:style-name="ce6" office:value-type="string" calcext:value-type="string">
            <text:p><text:a xlink:href="https://app.mininghub.com/article/79533" xlink:type="simple">https://app.mininghub.com/article/79533</text:a></text:p>
          </table:table-cell>
          <table:table-cell office:value-type="string" calcext:value-type="string">
            <text:p>Nicholas Holthouse, Chief Executive Officer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100% of M80/418 and other specified ELs/PLs; 97% of M80/315 and M80/416 (WIN Metals acquiring these interests from Meteoric)</text:p>
          </table:table-cell>
          <table:table-cell/>
          <table:table-cell table:formula="of:=[.W18]+[.AA18]" office:value-type="float" office:value="3350000" calcext:value-type="float">
            <text:p>3350000</text:p>
          </table:table-cell>
          <table:table-cell table:formula="of:=3250000*0.67" office:value-type="float" office:value="2177500" calcext:value-type="float">
            <text:p>2177500</text:p>
          </table:table-cell>
          <table:table-cell/>
          <table:table-cell office:value-type="float" office:value="5000000" calcext:value-type="float">
            <text:p>5000000</text:p>
          </table:table-cell>
          <table:table-cell table:formula="of:=[.W18]+[.AA18]" office:value-type="float" office:value="3350000" calcext:value-type="float">
            <text:p>3350000</text:p>
          </table:table-cell>
          <table:table-cell table:formula="of:=1750000*0.67" office:value-type="float" office:value="1172500" calcext:value-type="float">
            <text:p>1172500</text:p>
          </table:table-cell>
          <table:table-cell table:formula="of:=[.W18]+[.AC18]" office:value-type="float" office:value="2177500" calcext:value-type="float">
            <text:p>2177500</text:p>
          </table:table-cell>
          <table:table-cell table:formula="of:=[.AD18]*[.AE1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2" office:value-type="date" office:date-value="2024-11-20T21:02:24" calcext:value-type="date">
            <text:p>20/11/2024 21:02:24</text:p>
          </table:table-cell>
        </table:table-row>
        <table:table-row table:style-name="ro2">
          <table:table-cell office:value-type="string" calcext:value-type="string">
            <text:p>Caspin Resources Limited</text:p>
          </table:table-cell>
          <table:table-cell office:value-type="string" calcext:value-type="string">
            <text:p>ASX:CPN</text:p>
          </table:table-cell>
          <table:table-cell office:value-type="string" calcext:value-type="string">
            <text:p>Operator: Caspin Resources Limited 
Owner: Caspin Resources Limited (100%)</text:p>
          </table:table-cell>
          <table:table-cell office:value-type="string" calcext:value-type="string">
            <text:p>Bygoo</text:p>
          </table:table-cell>
          <table:table-cell office:value-type="string" calcext:value-type="string">
            <text:p>Sn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float" office:value="146.992936466091" calcext:value-type="float">
            <text:p>146.992936466091</text:p>
          </table:table-cell>
          <table:table-cell office:value-type="float" office:value="-34.5001584944402" calcext:value-type="float">
            <text:p>-34.5001584944402</text:p>
          </table:table-cell>
          <table:table-cell/>
          <table:table-cell office:value-type="string" calcext:value-type="string">
            <text:p>118857.57</text:p>
          </table:table-cell>
          <table:table-cell office:value-type="string" calcext:value-type="string">
            <text:p>Acquisition Bygoo Tin Project Complete, Drilling to Commence</text:p>
          </table:table-cell>
          <table:table-cell office:value-type="string" calcext:value-type="string">
            <text:p>Drilling Update,Planned Drilling,Project Acquisition</text:p>
          </table:table-cell>
          <table:table-cell table:content-validation-name="val1" office:value-type="float" office:value="118300" calcext:value-type="float">
            <text:p><text:s/>118,300 </text:p>
          </table:table-cell>
          <table:table-cell office:value-type="string" calcext:value-type="string">
            <text:p>https://app.mininghub.com/article/80826</text:p>
          </table:table-cell>
          <table:table-cell office:value-type="string" calcext:value-type="string">
            <text:p>Mr Greg Miles, Caspin’s Managing Director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(of Bygoo Tin Project via acquisition of Riverston Tin Pty Ltd)</text:p>
          </table:table-cell>
          <table:table-cell/>
          <table:table-cell table:formula="of:=[.W19]+[.X19]+[.AA19]" office:value-type="float" office:value="1757000" calcext:value-type="float">
            <text:p>1757000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[.W19]+[.AA19]" office:value-type="float" office:value="1457000" calcext:value-type="float">
            <text:p>1457000</text:p>
          </table:table-cell>
          <table:table-cell table:formula="of:=500000*0.67" office:value-type="float" office:value="335000" calcext:value-type="float">
            <text:p>335000</text:p>
          </table:table-cell>
          <table:table-cell table:formula="of:=[.W19]+[.AC19]" office:value-type="float" office:value="1490500" calcext:value-type="float">
            <text:p>1490500</text:p>
          </table:table-cell>
          <table:table-cell table:formula="of:=[.AD19]*[.AE19]" office:value-type="float" office:value="368500" calcext:value-type="float">
            <text:p>3685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4-12-03T16:33:43" calcext:value-type="date">
            <text:p>03/12/2024 16:33:43</text:p>
          </table:table-cell>
        </table:table-row>
        <table:table-row table:style-name="ro2">
          <table:table-cell office:value-type="string" calcext:value-type="string">
            <text:p>Charger Metals NL</text:p>
          </table:table-cell>
          <table:table-cell office:value-type="string" calcext:value-type="string">
            <text:p>ASX:CHR</text:p>
          </table:table-cell>
          <table:table-cell office:value-type="string" calcext:value-type="string">
            <text:p>Operator: Charger Metals NL 
Owner: Charger Metals NL (100%)</text:p>
          </table:table-cell>
          <table:table-cell office:value-type="string" calcext:value-type="string">
            <text:p>Byno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1.92Mt @ 1.03% Li₂O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orthern Territory</text:p>
          </table:table-cell>
          <table:table-cell office:value-type="float" office:value="130.732291666692" calcext:value-type="float">
            <text:p>130.732291666692</text:p>
          </table:table-cell>
          <table:table-cell office:value-type="float" office:value="-12.788541666656" calcext:value-type="float">
            <text:p>-12.788541666656</text:p>
          </table:table-cell>
          <table:table-cell/>
          <table:table-cell office:value-type="string" calcext:value-type="string">
            <text:p>5338.46</text:p>
          </table:table-cell>
          <table:table-cell office:value-type="string" calcext:value-type="string">
            <text:p>Charger to Acquire 100% of the Bynoe Lithium Projec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6300" calcext:value-type="float">
            <text:p><text:s/>6,300 </text:p>
          </table:table-cell>
          <table:table-cell office:value-type="string" calcext:value-type="string">
            <text:p>https://app.mininghub.com/article/77981</text:p>
          </table:table-cell>
          <table:table-cell office:value-type="string" calcext:value-type="string">
            <text:p>Aidan Platel, Charger’s Managing Director</text:p>
          </table:table-cell>
          <table:table-cell office:value-type="percentage" office:value="0.3" calcext:value-type="percentage">
            <text:p>30%</text:p>
          </table:table-cell>
          <table:table-cell office:value-type="string" calcext:value-type="string">
            <text:p>30% (Core Lithium acquiring Lithium Australia's 30% interest in Bynoe, subject to pre-emptive rights)</text:p>
          </table:table-cell>
          <table:table-cell/>
          <table:table-cell table:formula="of:=[.W20]+[.X20]+[.AA20]" office:value-type="float" office:value="335000" calcext:value-type="float">
            <text:p>335000</text:p>
          </table:table-cell>
          <table:table-cell table:formula="of:=500000*0.67" office:value-type="float" office:value="335000" calcext:value-type="float">
            <text:p>335000</text:p>
          </table:table-cell>
          <table:table-cell table:number-columns-repeated="2"/>
          <table:table-cell table:formula="of:=[.W20]+[.AA20]" office:value-type="float" office:value="335000" calcext:value-type="float">
            <text:p>335000</text:p>
          </table:table-cell>
          <table:table-cell table:formula="of:=[.AD20]*[.AE20]" office:value-type="float" office:value="0" calcext:value-type="float">
            <text:p>0</text:p>
          </table:table-cell>
          <table:table-cell table:formula="of:=[.W20]+[.AC20]" office:value-type="float" office:value="335000" calcext:value-type="float">
            <text:p>335000</text:p>
          </table:table-cell>
          <table:table-cell table:formula="of:=[.AD20]*[.AE20]" office:value-type="float" office:value="0" calcext:value-type="float">
            <text:p>0</text:p>
          </table:table-cell>
          <table:table-cell/>
          <table:table-cell office:value-type="float" office:value="0.02881" calcext:value-type="float">
            <text:p>0.02881</text:p>
          </table:table-cell>
          <table:table-cell/>
          <table:table-cell table:content-validation-name="val2" office:value-type="date" office:date-value="2024-11-06T16:34:27" calcext:value-type="date">
            <text:p>06/11/2024 16:34:27</text:p>
          </table:table-cell>
        </table:table-row>
        <table:table-row table:style-name="ro2">
          <table:table-cell office:value-type="string" calcext:value-type="string">
            <text:p>Macro Metals Limited</text:p>
          </table:table-cell>
          <table:table-cell office:value-type="string" calcext:value-type="string">
            <text:p>ASX:M4M</text:p>
          </table:table-cell>
          <table:table-cell office:value-type="string" calcext:value-type="string">
            <text:p>Operator: Macro Metals Limited 
Owner: Macro Metals Limited (100%)</text:p>
          </table:table-cell>
          <table:table-cell office:value-type="string" calcext:value-type="string">
            <text:p>Cane Bor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46.7Mt capable of producing a concentrate at &gt;68% Fe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15.601145538674" calcext:value-type="float">
            <text:p>115.601145538674</text:p>
          </table:table-cell>
          <table:table-cell office:value-type="float" office:value="-21.9724999065074" calcext:value-type="float">
            <text:p>-21.9724999065074</text:p>
          </table:table-cell>
          <table:table-cell/>
          <table:table-cell office:value-type="string" calcext:value-type="string">
            <text:p>50828.21</text:p>
          </table:table-cell>
          <table:table-cell office:value-type="string" calcext:value-type="string">
            <text:p>Significant Increase in Pilbara Landholding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office:value-type="string" calcext:value-type="string">
            <text:p>https://app.mininghub.com/article/67482</text:p>
          </table:table-cell>
          <table:table-cell office:value-type="string" calcext:value-type="string">
            <text:p>Simon Rushton, Managing Director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(of granted E08/3424 - Cane Bore Iron Project)</text:p>
          </table:table-cell>
          <table:table-cell table:number-columns-repeated="5"/>
          <table:table-cell table:formula="of:=[.W21]+[.AA21]" office:value-type="float" office:value="0" calcext:value-type="float">
            <text:p>0</text:p>
          </table:table-cell>
          <table:table-cell/>
          <table:table-cell table:formula="of:=[.W21]+[.AC21]" office:value-type="float" office:value="0" calcext:value-type="float">
            <text:p>0</text:p>
          </table:table-cell>
          <table:table-cell table:formula="of:=[.AD21]*[.AE21]" office:value-type="float" office:value="0" calcext:value-type="float">
            <text:p>0</text:p>
          </table:table-cell>
          <table:table-cell/>
          <table:table-cell office:value-type="float" office:value="0.0067" calcext:value-type="float">
            <text:p>0.0067</text:p>
          </table:table-cell>
          <table:table-cell/>
          <table:table-cell table:content-validation-name="val2" office:value-type="date" office:date-value="2024-08-04T16:27:27" calcext:value-type="date">
            <text:p>04/08/2024 16:27:27</text:p>
          </table:table-cell>
        </table:table-row>
        <table:table-row table:style-name="ro2">
          <table:table-cell office:value-type="string" calcext:value-type="string">
            <text:p>Viking Mines Limited</text:p>
          </table:table-cell>
          <table:table-cell office:value-type="string" calcext:value-type="string">
            <text:p>ASX:VKA</text:p>
          </table:table-cell>
          <table:table-cell office:value-type="string" calcext:value-type="string">
            <text:p>Operator: Viking Mines Limited 
Owner: Viking Mines Limited (100%)</text:p>
          </table:table-cell>
          <table:table-cell office:value-type="string" calcext:value-type="string">
            <text:p>Canegrass</text:p>
          </table:table-cell>
          <table:table-cell office:value-type="string" calcext:value-type="string">
            <text:p>V,Fe,Ti</text:p>
          </table:table-cell>
          <table:table-cell office:value-type="string" calcext:value-type="string">
            <text:p>146Mt at 0.70% V2O5, 31.8% Fe &amp; 6.6% TiO2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18.39786698378" calcext:value-type="float">
            <text:p>118.39786698378</text:p>
          </table:table-cell>
          <table:table-cell office:value-type="float" office:value="-28.3520906278879" calcext:value-type="float">
            <text:p>-28.3520906278879</text:p>
          </table:table-cell>
          <table:table-cell table:number-columns-repeated="2"/>
          <table:table-cell office:value-type="string" calcext:value-type="string">
            <text:p>VIKING MOVES TO 100% OWNERSHIP OF CANEGRASS PROJECT</text:p>
          </table:table-cell>
          <table:table-cell office:value-type="string" calcext:value-type="string">
            <text:p>Mergers &amp; Acquisitions,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office:value-type="string" calcext:value-type="string">
            <text:p>https://app.mininghub.com/article/70338</text:p>
          </table:table-cell>
          <table:table-cell office:value-type="string" calcext:value-type="string">
            <text:p>Julian Woodcock, Viking Mines Managing Director &amp; CEO</text:p>
          </table:table-cell>
          <table:table-cell office:value-type="percentage" office:value="0.51" calcext:value-type="percentage">
            <text:p>51%</text:p>
          </table:table-cell>
          <table:table-cell office:value-type="string" calcext:value-type="string">
            <text:p>51% (Viking acquiring remaining 51% of Canegrass Project via Flinders Canegrass Pty Ltd acquisition to move to 100%)</text:p>
          </table:table-cell>
          <table:table-cell/>
          <table:table-cell table:style-name="ce9" table:formula="of:=[.W22]+[.X22]+[.AC22]" office:value-type="float" office:value="1748999.99866" calcext:value-type="float">
            <text:p>1749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1500000" calcext:value-type="float">
            <text:p>1500000</text:p>
          </table:table-cell>
          <table:table-cell/>
          <table:table-cell table:formula="of:=[.W22]+[.AA22]" office:value-type="float" office:value="115000" calcext:value-type="float">
            <text:p>115000</text:p>
          </table:table-cell>
          <table:table-cell/>
          <table:table-cell table:formula="of:=[.W22]+[.AC22]" office:value-type="float" office:value="248999.99866" calcext:value-type="float">
            <text:p>249000</text:p>
          </table:table-cell>
          <table:table-cell table:formula="of:=[.AD22]*[.AE22]" office:value-type="float" office:value="133999.99866" calcext:value-type="float">
            <text:p>134000</text:p>
          </table:table-cell>
          <table:table-cell office:value-type="float" office:value="33333333" calcext:value-type="float">
            <text:p>33333333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4-09-04T16:39:20" calcext:value-type="date">
            <text:p>04/09/2024 16:39:20</text:p>
          </table:table-cell>
        </table:table-row>
        <table:table-row table:style-name="ro2">
          <table:table-cell office:value-type="string" calcext:value-type="string">
            <text:p>Infinity Mining Limited</text:p>
          </table:table-cell>
          <table:table-cell office:value-type="string" calcext:value-type="string">
            <text:p>ASX:IMI</text:p>
          </table:table-cell>
          <table:table-cell office:value-type="string" calcext:value-type="string">
            <text:p>Operator: Infinity Mining Limited 
Owner: Infinity Mining Limited (100%)</text:p>
          </table:table-cell>
          <table:table-cell office:value-type="string" calcext:value-type="string">
            <text:p>Canga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63Mt @ 0.07% Cu, 44,260t contained copper metal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ew South Wales</text:p>
          </table:table-cell>
          <table:table-cell office:value-type="float" office:value="152.479251055975" calcext:value-type="float">
            <text:p>152.479251055975</text:p>
          </table:table-cell>
          <table:table-cell office:value-type="float" office:value="-29.4855798088093" calcext:value-type="float">
            <text:p>-29.4855798088093</text:p>
          </table:table-cell>
          <table:table-cell table:number-columns-repeated="2"/>
          <table:table-cell office:value-type="string" calcext:value-type="string">
            <text:p>CCZ: Divestment of Cangai Copper Mine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office:value-type="string" calcext:value-type="string">
            <text:p>https://app.mininghub.com/article/80471</text:p>
          </table:table-cell>
          <table:table-cell office:value-type="string" calcext:value-type="string">
            <text:p>Joe Phillips, Executive Chairman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(IMI acquiring Cangai Copper Mine tenements from CCZ)</text:p>
          </table:table-cell>
          <table:table-cell/>
          <table:table-cell table:style-name="ce9" table:formula="of:=[.AC23]" office:value-type="float" office:value="241200" calcext:value-type="float">
            <text:p>241200</text:p>
          </table:table-cell>
          <table:table-cell table:number-columns-repeated="3"/>
          <table:table-cell table:formula="of:=[.W23]+[.AA23]" office:value-type="float" office:value="0" calcext:value-type="float">
            <text:p>0</text:p>
          </table:table-cell>
          <table:table-cell/>
          <table:table-cell table:formula="of:=[.W23]+[.AC23]" office:value-type="float" office:value="241200" calcext:value-type="float">
            <text:p>241200</text:p>
          </table:table-cell>
          <table:table-cell table:formula="of:=[.AD23]*[.AE23]" office:value-type="float" office:value="241200" calcext:value-type="float">
            <text:p>241200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4-12-01T15:20:19" calcext:value-type="date">
            <text:p>01/12/2024 15:20:19</text:p>
          </table:table-cell>
        </table:table-row>
        <table:table-row table:style-name="ro2">
          <table:table-cell office:value-type="string" calcext:value-type="string">
            <text:p>Aurumin Limited</text:p>
          </table:table-cell>
          <table:table-cell office:value-type="string" calcext:value-type="string">
            <text:p>ASX:AUN</text:p>
          </table:table-cell>
          <table:table-cell office:value-type="string" calcext:value-type="string">
            <text:p>Operator: Aurumin Limited 
Owner: Aurumin Limited (100%)
Optioner: Aurumin Limited, Optionee: Brightstar Resources Limited</text:p>
          </table:table-cell>
          <table:table-cell office:value-type="string" calcext:value-type="string">
            <text:p>Central Sandstone</text:p>
          </table:table-cell>
          <table:table-cell office:value-type="string" calcext:value-type="string">
            <text:p>Au,Fe</text:p>
          </table:table-cell>
          <table:table-cell office:value-type="string" calcext:value-type="string">
            <text:p>19,254 kt @ 1.5 g/t Au, 946,000 oz Au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19.294332625057" calcext:value-type="float">
            <text:p>119.294332625057</text:p>
          </table:table-cell>
          <table:table-cell office:value-type="float" office:value="-28.0081095855941" calcext:value-type="float">
            <text:p>-28.0081095855941</text:p>
          </table:table-cell>
          <table:table-cell/>
          <table:table-cell office:value-type="string" calcext:value-type="string">
            <text:p>76450.01</text:p>
          </table:table-cell>
          <table:table-cell office:value-type="string" calcext:value-type="string">
            <text:p>Joint Venture, worth up to $7M, on Sandstone Iron Ore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office:value-type="string" calcext:value-type="string">
            <text:p>https://app.mininghub.com/article/74289</text:p>
          </table:table-cell>
          <table:table-cell office:value-type="string" calcext:value-type="string">
            <text:p>Brad Valiukas, Aurumin's Managing Director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(Newcam to earn in Iron Ore rights at Central Sandstone Project)</text:p>
          </table:table-cell>
          <table:table-cell/>
          <table:table-cell table:formula="of:=[.W24]" office:value-type="float" office:value="1340000" calcext:value-type="float">
            <text:p>1340000</text:p>
          </table:table-cell>
          <table:table-cell office:value-type="float" office:value="1340000" calcext:value-type="float">
            <text:p>1340000</text:p>
          </table:table-cell>
          <table:table-cell table:number-columns-repeated="2"/>
          <table:table-cell table:formula="of:=[.W24]+[.AA24]" office:value-type="float" office:value="1340000" calcext:value-type="float">
            <text:p>1340000</text:p>
          </table:table-cell>
          <table:table-cell/>
          <table:table-cell table:formula="of:=[.W24]+[.AC24]" office:value-type="float" office:value="1340000" calcext:value-type="float">
            <text:p>1340000</text:p>
          </table:table-cell>
          <table:table-cell table:formula="of:=[.AD24]*[.AE24]" office:value-type="float" office:value="0" calcext:value-type="float">
            <text:p>0</text:p>
          </table:table-cell>
          <table:table-cell/>
          <table:table-cell office:value-type="float" office:value="0.05226" calcext:value-type="float">
            <text:p>0.05226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date" office:date-value="2024-10-09T16:30:15" calcext:value-type="date">
            <text:p>09/10/2024 16:30:15</text:p>
          </table:table-cell>
        </table:table-row>
        <table:table-row table:style-name="ro2">
          <table:table-cell office:value-type="string" calcext:value-type="string">
            <text:p>Orion Resources Pty Ltd</text:p>
          </table:table-cell>
          <table:table-cell office:value-type="string" calcext:value-type="string">
            <text:p>ASX:AKN</text:p>
          </table:table-cell>
          <table:table-cell office:value-type="string" calcext:value-type="string">
            <text:p>Operator: Orion Resources Pty Ltd 
Owner: Orion Resources Pty Ltd (85%)
Owner: Auking Mining Limited (15%)
Optioner: Auking Mining Limited, Optionee: Orion Resources Pty Ltd</text:p>
          </table:table-cell>
          <table:table-cell office:value-type="string" calcext:value-type="string">
            <text:p>Cloncurry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float" office:value="140.695739342696" calcext:value-type="float">
            <text:p>140.695739342696</text:p>
          </table:table-cell>
          <table:table-cell office:value-type="float" office:value="-20.9436696343957" calcext:value-type="float">
            <text:p>-20.9436696343957</text:p>
          </table:table-cell>
          <table:table-cell/>
          <table:table-cell office:value-type="string" calcext:value-type="string">
            <text:p>13036.04</text:p>
          </table:table-cell>
          <table:table-cell office:value-type="string" calcext:value-type="string">
            <text:p>AKN secures right to acquire 50% of Cloncurry Gold Projec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44700" calcext:value-type="float">
            <text:p><text:s/>44,700 </text:p>
          </table:table-cell>
          <table:table-cell office:value-type="string" calcext:value-type="string">
            <text:p>https://app.mininghub.com/article/89911</text:p>
          </table:table-cell>
          <table:table-cell office:value-type="string" calcext:value-type="string">
            <text:p>Paul Williams, Managing Director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(Auking's shareholding interest in Orion Resources Pty Ltd, proposed new owner of Cloncurry Gold Project)</text:p>
          </table:table-cell>
          <table:table-cell/>
          <table:table-cell table:formula="of:=[.X25]" office:value-type="float" office:value="3300000" calcext:value-type="float">
            <text:p>3300000</text:p>
          </table:table-cell>
          <table:table-cell/>
          <table:table-cell office:value-type="float" office:value="3300000" calcext:value-type="float">
            <text:p>3300000</text:p>
          </table:table-cell>
          <table:table-cell/>
          <table:table-cell table:formula="of:=[.W25]+[.AA25]" office:value-type="float" office:value="0" calcext:value-type="float">
            <text:p>0</text:p>
          </table:table-cell>
          <table:table-cell/>
          <table:table-cell table:formula="of:=[.W25]+[.AC25]" office:value-type="float" office:value="0" calcext:value-type="float">
            <text:p>0</text:p>
          </table:table-cell>
          <table:table-cell table:formula="of:=[.AD25]*[.AE2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content-validation-name="val2" office:value-type="date" office:date-value="2025-03-03T15:53:41" calcext:value-type="date">
            <text:p>03/03/2025 15:53:41</text:p>
          </table:table-cell>
        </table:table-row>
        <table:table-row table:style-name="ro2">
          <table:table-cell office:value-type="string" calcext:value-type="string">
            <text:p>Golden Horse Minerals Limited</text:p>
          </table:table-cell>
          <table:table-cell office:value-type="string" calcext:value-type="string">
            <text:p>TSXV:GHML</text:p>
          </table:table-cell>
          <table:table-cell office:value-type="string" calcext:value-type="string">
            <text:p>Operator: Golden Horse Minerals Limited 
Owner: Golden Horse Minerals Limited (100%)
NSR: Unknown (1.5%)</text:p>
          </table:table-cell>
          <table:table-cell office:value-type="string" calcext:value-type="string">
            <text:p>Copperhead</text:p>
          </table:table-cell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19.123030961669" calcext:value-type="float">
            <text:p>119.123030961669</text:p>
          </table:table-cell>
          <table:table-cell office:value-type="float" office:value="-30.9755793702036" calcext:value-type="float">
            <text:p>-30.9755793702036</text:p>
          </table:table-cell>
          <table:table-cell/>
          <table:table-cell office:value-type="string" calcext:value-type="string">
            <text:p>0.50</text:p>
          </table:table-cell>
          <table:table-cell office:value-type="string" calcext:value-type="string">
            <text:p>Golden Horse Finalises Acquisition of Copperhead Tenemen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office:value-type="string" calcext:value-type="string">
            <text:p>https://app.mininghub.com/article/73460</text:p>
          </table:table-cell>
          <table:table-cell office:value-type="string" calcext:value-type="string">
            <text:p>Nicholas Anderson, Managing Director &amp; CEO</text:p>
          </table:table-cell>
          <table:table-cell table:style-name="ce3"/>
          <table:table-cell table:number-columns-repeated="2"/>
          <table:table-cell table:formula="of:=[.W26]+[.AA26]" office:value-type="float" office:value="368500" calcext:value-type="float">
            <text:p>368500</text:p>
          </table:table-cell>
          <table:table-cell office:value-type="float" office:value="201000" calcext:value-type="float">
            <text:p>201000</text:p>
          </table:table-cell>
          <table:table-cell table:number-columns-repeated="2"/>
          <table:table-cell table:formula="of:=[.W26]+[.AA26]" office:value-type="float" office:value="368500" calcext:value-type="float">
            <text:p>368500</text:p>
          </table:table-cell>
          <table:table-cell office:value-type="float" office:value="167500" calcext:value-type="float">
            <text:p>167500</text:p>
          </table:table-cell>
          <table:table-cell table:formula="of:=[.W26]+[.AC26]" office:value-type="float" office:value="201000" calcext:value-type="float">
            <text:p>201000</text:p>
          </table:table-cell>
          <table:table-cell table:formula="of:=[.AD26]*[.AE26]" office:value-type="float" office:value="0" calcext:value-type="float">
            <text:p>0</text:p>
          </table:table-cell>
          <table:table-cell/>
          <table:table-cell office:value-type="float" office:value="0.33165" calcext:value-type="float">
            <text:p>0.33165</text:p>
          </table:table-cell>
          <table:table-cell office:value-type="float" office:value="1.5" calcext:value-type="float">
            <text:p>1.5</text:p>
          </table:table-cell>
          <table:table-cell table:content-validation-name="val2" office:value-type="date" office:date-value="2024-10-01T09:41:00" calcext:value-type="date">
            <text:p>01/10/2024 09:41:00</text:p>
          </table:table-cell>
        </table:table-row>
        <table:table-row table:style-name="ro2">
          <table:table-cell office:value-type="string" calcext:value-type="string">
            <text:p>Sarama Resources Ltd.</text:p>
          </table:table-cell>
          <table:table-cell office:value-type="string" calcext:value-type="string">
            <text:p>TSXV:SWA</text:p>
          </table:table-cell>
          <table:table-cell office:value-type="string" calcext:value-type="string">
            <text:p>Operator: Sarama Resources Ltd. 
Owner: Cosmo Gold Limited (80%)
Owner: Cosmo Gold Limited (20%)
Optioner: Cosmo Gold Limited, Optionee: Sarama Resources Ltd.</text:p>
          </table:table-cell>
          <table:table-cell office:value-type="string" calcext:value-type="string">
            <text:p>Cosmo Newbery</text:p>
          </table:table-cell>
          <table:table-cell office:value-type="string" calcext:value-type="string">
            <text:p>Au,Ni,Cu,Co</text:p>
          </table:table-cell>
          <table:table-cell office:value-type="string" calcext:value-type="string">
            <text:p>188,000oz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22.893083657539" calcext:value-type="float">
            <text:p>122.893083657539</text:p>
          </table:table-cell>
          <table:table-cell office:value-type="float" office:value="-28.0110873821518" calcext:value-type="float">
            <text:p>-28.0110873821518</text:p>
          </table:table-cell>
          <table:table-cell/>
          <table:table-cell office:value-type="string" calcext:value-type="string">
            <text:p>58377.51</text:p>
          </table:table-cell>
          <table:table-cell office:value-type="string" calcext:value-type="string">
            <text:p>ADG: Completion of Cosmo Gold Transaction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58000" calcext:value-type="float">
            <text:p><text:s/>58,000 </text:p>
          </table:table-cell>
          <table:table-cell office:value-type="string" calcext:value-type="string">
            <text:p>https://app.mininghub.com/article/81125</text:p>
          </table:table-cell>
          <table:table-cell office:value-type="string" calcext:value-type="string">
            <text:p>Andrew Dinning, Sarama’s President, Executive Chairman</text:p>
          </table:table-cell>
          <table:table-cell office:value-type="percentage" office:value="0.8" calcext:value-type="percentage">
            <text:p>80%</text:p>
          </table:table-cell>
          <table:table-cell office:value-type="string" calcext:value-type="string">
            <text:p>80% (Sarama acquiring initial 80% of Cosmo Gold's interest in the Cosmo Gold Project, with option for remaining 20%)</text:p>
          </table:table-cell>
          <table:table-cell/>
          <table:table-cell table:style-name="ce9" table:formula="of:=[.W27]+[.AC27]" office:value-type="float" office:value="956090" calcext:value-type="float">
            <text:p>956090</text:p>
          </table:table-cell>
          <table:table-cell office:value-type="float" office:value="286090" calcext:value-type="float">
            <text:p>286090</text:p>
          </table:table-cell>
          <table:table-cell table:number-columns-repeated="2"/>
          <table:table-cell table:formula="of:=[.W27]+[.AA27]" office:value-type="float" office:value="286090" calcext:value-type="float">
            <text:p>286090</text:p>
          </table:table-cell>
          <table:table-cell/>
          <table:table-cell table:formula="of:=[.W27]+[.AC27]" office:value-type="float" office:value="956090" calcext:value-type="float">
            <text:p>956090</text:p>
          </table:table-cell>
          <table:table-cell table:formula="of:=[.AD27]*[.AE27]" office:value-type="float" office:value="670000" calcext:value-type="float">
            <text:p>670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5" calcext:value-type="float">
            <text:p>0.5</text:p>
          </table:table-cell>
          <table:table-cell table:content-validation-name="val2" office:value-type="date" office:date-value="2024-12-05T15:30:01" calcext:value-type="date">
            <text:p>05/12/2024 15:30:01</text:p>
          </table:table-cell>
        </table:table-row>
        <table:table-row table:style-name="ro2">
          <table:table-cell office:value-type="string" calcext:value-type="string">
            <text:p>Terra Metals Limited</text:p>
          </table:table-cell>
          <table:table-cell office:value-type="string" calcext:value-type="string">
            <text:p>ASX:TM1</text:p>
          </table:table-cell>
          <table:table-cell office:value-type="string" calcext:value-type="string">
            <text:p>Operator: Terra Metals Limited 
Owner: Terra Metals Limited (100%)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Cu,Pt,Pd,Au,Ni,V,Ti</text:p>
          </table:table-cell>
          <table:table-cell office:value-type="string" calcext:value-type="string">
            <text:p>390Mt @ 0.30% Cu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27.657830941821" calcext:value-type="float">
            <text:p>127.657830941821</text:p>
          </table:table-cell>
          <table:table-cell office:value-type="float" office:value="-25.757454022037" calcext:value-type="float">
            <text:p>-25.757454022037</text:p>
          </table:table-cell>
          <table:table-cell/>
          <table:table-cell office:value-type="string" calcext:value-type="string">
            <text:p>122872.70</text:p>
          </table:table-cell>
          <table:table-cell office:value-type="string" calcext:value-type="string">
            <text:p>Option to Expand Dante Project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61800" calcext:value-type="float">
            <text:p><text:s/>61,800 </text:p>
          </table:table-cell>
          <table:table-cell office:value-type="string" calcext:value-type="string">
            <text:p>https://app.mininghub.com/article/85535</text:p>
          </table:table-cell>
          <table:table-cell office:value-type="string" calcext:value-type="string">
            <text:p>Mr Thomas Line, Managing Director and CEO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ption to acquire 100% of HRM Exploration Pty Ltd</text:p>
          </table:table-cell>
          <table:table-cell/>
          <table:table-cell table:style-name="ce9" table:formula="of:=[.AC28]" office:value-type="float" office:value="489937.49397" calcext:value-type="float">
            <text:p>489937</text:p>
          </table:table-cell>
          <table:table-cell table:number-columns-repeated="3"/>
          <table:table-cell table:formula="of:=[.W28]+[.AA28]" office:value-type="float" office:value="0" calcext:value-type="float">
            <text:p>0</text:p>
          </table:table-cell>
          <table:table-cell/>
          <table:table-cell table:formula="of:=[.W28]+[.AC28]" office:value-type="float" office:value="489937.49397" calcext:value-type="float">
            <text:p>489937</text:p>
          </table:table-cell>
          <table:table-cell table:formula="of:=[.AD28]*[.AE28]" office:value-type="float" office:value="489937.49397" calcext:value-type="float">
            <text:p>489937</text:p>
          </table:table-cell>
          <table:table-cell office:value-type="float" office:value="27083333" calcext:value-type="float">
            <text:p>27083333</text:p>
          </table:table-cell>
          <table:table-cell office:value-type="float" office:value="0.01809" calcext:value-type="float">
            <text:p>0.01809</text:p>
          </table:table-cell>
          <table:table-cell/>
          <table:table-cell table:content-validation-name="val2" office:value-type="date" office:date-value="2025-01-28T16:14:06" calcext:value-type="date">
            <text:p>28/01/2025 16:14:06</text:p>
          </table:table-cell>
        </table:table-row>
        <table:table-row table:style-name="ro2">
          <table:table-cell office:value-type="string" calcext:value-type="string">
            <text:p>Capricorn Metals Ltd</text:p>
          </table:table-cell>
          <table:table-cell office:value-type="string" calcext:value-type="string">
            <text:p>ASX:CMM</text:p>
          </table:table-cell>
          <table:table-cell office:value-type="string" calcext:value-type="string">
            <text:p>Operator: Capricorn Metals Ltd 
Owner: Capricorn Metals Ltd (100%)
NSR: Peregrine Gold Ltd (1%)
NSR: Peregrine Gold Ltd (1.5%)</text:p>
          </table:table-cell>
          <table:table-cell office:value-type="string" calcext:value-type="string">
            <text:p>Deadmans Flat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</text:p>
          </table:table-cell>
          <table:table-cell office:value-type="float" office:value="119.418486570266" calcext:value-type="float">
            <text:p>119.418486570266</text:p>
          </table:table-cell>
          <table:table-cell office:value-type="float" office:value="-23.7903256551161" calcext:value-type="float">
            <text:p>-23.7903256551161</text:p>
          </table:table-cell>
          <table:table-cell/>
          <table:table-cell office:value-type="string" calcext:value-type="string">
            <text:p>27278.68</text:p>
          </table:table-cell>
          <table:table-cell office:value-type="string" calcext:value-type="string">
            <text:p>PGD: Sale of Deadman Flat Project to Capricorn Complete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27000" calcext:value-type="float">
            <text:p><text:s/>27,000 </text:p>
          </table:table-cell>
          <table:table-cell office:value-type="string" calcext:value-type="string">
            <text:p>https://app.mininghub.com/article/87941</text:p>
          </table:table-cell>
          <table:table-cell office:value-type="string" calcext:value-type="string">
            <text:p>Mark Clark, Executive Chairman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Acquisition of 100% of Deadman Flat Project tenements (by Capricorn Metals)</text:p>
          </table:table-cell>
          <table:table-cell/>
          <table:table-cell table:formula="of:=[.W29]+[.AA29]" office:value-type="float" office:value="2000000" calcext:value-type="float">
            <text:p>200000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formula="of:=[.W29]+[.AA29]" office:value-type="float" office:value="2000000" calcext:value-type="float">
            <text:p>2000000</text:p>
          </table:table-cell>
          <table:table-cell office:value-type="float" office:value="1000000" calcext:value-type="float">
            <text:p>1000000</text:p>
          </table:table-cell>
          <table:table-cell table:formula="of:=[.W29]+[.AC29]" office:value-type="float" office:value="1000000" calcext:value-type="float">
            <text:p>1000000</text:p>
          </table:table-cell>
          <table:table-cell table:formula="of:=[.AD29]*[.AE29]" office:value-type="float" office:value="0" calcext:value-type="float">
            <text:p>0</text:p>
          </table:table-cell>
          <table:table-cell/>
          <table:table-cell office:value-type="float" office:value="6.2846" calcext:value-type="float">
            <text:p>6.284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date" office:date-value="2025-02-16T22:05:56" calcext:value-type="date">
            <text:p>16/02/2025 22:05:56</text:p>
          </table:table-cell>
        </table:table-row>
        <table:table-row table:style-name="ro2">
          <table:table-cell office:value-type="string" calcext:value-type="string">
            <text:p>Great Divide Mining Ltd</text:p>
          </table:table-cell>
          <table:table-cell office:value-type="string" calcext:value-type="string">
            <text:p>ASX:GDM</text:p>
          </table:table-cell>
          <table:table-cell office:value-type="string" calcext:value-type="string">
            <text:p>Operator: Great Divide Mining Ltd 
Owner: Great Divide Mining Ltd (100%)</text:p>
          </table:table-cell>
          <table:table-cell office:value-type="string" calcext:value-type="string">
            <text:p>Devils Mountain</text:p>
          </table:table-cell>
          <table:table-cell office:value-type="string" calcext:value-type="string">
            <text:p>Au,Cu</text:p>
          </table:table-cell>
          <table:table-cell office:value-type="string" calcext:value-type="string">
            <text:p>4.0 Moz Au</text:p>
          </table:table-cell>
          <table:table-cell office:value-type="string" calcext:value-type="string">
            <text:p>Advanced Explorat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</text:p>
          </table:table-cell>
          <table:table-cell office:value-type="float" office:value="152.411023035749" calcext:value-type="float">
            <text:p>152.411023035749</text:p>
          </table:table-cell>
          <table:table-cell office:value-type="float" office:value="-26.0795818215974" calcext:value-type="float">
            <text:p>-26.0795818215974</text:p>
          </table:table-cell>
          <table:table-cell/>
          <table:table-cell office:value-type="string" calcext:value-type="string">
            <text:p>28326.44</text:p>
          </table:table-cell>
          <table:table-cell office:value-type="string" calcext:value-type="string">
            <text:p>GDM completes Devils Mountain tenement acquisition</text:p>
          </table:table-cell>
          <table:table-cell office:value-type="string" calcext:value-type="string">
            <text:p>Project Acquisition</text:p>
          </table:table-cell>
          <table:table-cell table:content-validation-name="val1" office:value-type="float" office:value="0" calcext:value-type="float">
            <text:p><text:s/>-   </text:p>
          </table:table-cell>
          <table:table-cell office:value-type="string" calcext:value-type="string">
            <text:p>https://app.mininghub.com/article/73814</text:p>
          </table:table-cell>
          <table:table-cell office:value-type="string" calcext:value-type="string">
            <text:p>Justin Haines, Chief Executive Offer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Acquisition of 100% of EPM 26062 and EPM 26135 (by GDM)</text:p>
          </table:table-cell>
          <table:table-cell/>
          <table:table-cell table:formula="of:=[.Z30]" office:value-type="float" office:value="315000" calcext:value-type="float">
            <text:p>315000</text:p>
          </table:table-cell>
          <table:table-cell table:number-columns-repeated="3"/>
          <table:table-cell table:formula="of:=[.W30]+[.AA30]" office:value-type="float" office:value="315000" calcext:value-type="float">
            <text:p>315000</text:p>
          </table:table-cell>
          <table:table-cell office:value-type="float" office:value="315000" calcext:value-type="float">
            <text:p>315000</text:p>
          </table:table-cell>
          <table:table-cell table:formula="of:=[.W30]+[.AC30]" office:value-type="float" office:value="0" calcext:value-type="float">
            <text:p>0</text:p>
          </table:table-cell>
          <table:table-cell table:formula="of:=[.AD30]*[.AE30]" office:value-type="float" office:value="0" calcext:value-type="float">
            <text:p>0</text:p>
          </table:table-cell>
          <table:table-cell/>
          <table:table-cell office:value-type="float" office:value="0.3082" calcext:value-type="float">
            <text:p>0.3082</text:p>
          </table:table-cell>
          <table:table-cell/>
          <table:table-cell table:content-validation-name="val2" office:value-type="date" office:date-value="2024-10-03T22:25:42" calcext:value-type="date">
            <text:p>03/10/2024 22:25: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0T13:14:44.409602290</meta:creation-date>
    <dc:date>2025-06-10T13:21:10.551920400</dc:date>
    <meta:editing-duration>PT6M26S</meta:editing-duration>
    <meta:editing-cycles>1</meta:editing-cycles>
    <meta:document-statistic meta:table-count="1" meta:cell-count="776" meta:object-count="0"/>
    <meta:generator>LibreOffice/25.2.2.2$Linux_X86_64 LibreOffice_project/520$Build-2</meta:generator>
  </office:meta>
</office:document-meta>
</file>